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érés</text:p>
          </table:table-cell>
          <table:table-cell office:value-type="string" calcext:value-type="string">
            <text:p>Elindult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Megérkezett</text:p>
          </table:table-cell>
          <table:table-cell office:value-type="string" calcext:value-type="string">
            <text:p>Átlagos idő</text:p>
          </table:table-cell>
          <table:table-cell office:value-type="string" calcext:value-type="string">
            <text:p>Átlagos várakozás</text:p>
          </table:table-cell>
          <table:table-cell office:value-type="string" calcext:value-type="string">
            <text:p>Elvesztegetett idő</text:p>
          </table:table-cell>
          <table:table-cell office:value-type="string" calcext:value-type="string">
            <text:p>Átlaghossz</text:p>
          </table:table-cell>
        </table:table-row>
        <table:table-row table:style-name="ro1">
          <table:table-cell office:value-type="string" calcext:value-type="string">
            <text:p>sima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formula="of:=[.B2]-[.C2]" office:value-type="float" office:value="56" calcext:value-type="float">
            <text:p>56</text:p>
          </table:table-cell>
          <table:table-cell office:value-type="float" office:value="169.45" calcext:value-type="float">
            <text:p>169.45</text:p>
          </table:table-cell>
          <table:table-cell office:value-type="float" office:value="22.6" calcext:value-type="float">
            <text:p>22.6</text:p>
          </table:table-cell>
          <table:table-cell office:value-type="float" office:value="39.85" calcext:value-type="float">
            <text:p>39.85</text:p>
          </table:table-cell>
          <table:table-cell office:value-type="float" office:value="1799.96" calcext:value-type="float">
            <text:p>1799.96</text:p>
          </table:table-cell>
        </table:table-row>
        <table:table-row table:style-name="ro1">
          <table:table-cell office:value-type="string" calcext:value-type="string">
            <text:p>okos0_RR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table:formula="of:=[.B3]-[.C3]" office:value-type="float" office:value="48" calcext:value-type="float">
            <text:p>48</text:p>
          </table:table-cell>
          <table:table-cell office:value-type="float" office:value="164.81" calcext:value-type="float">
            <text:p>164.81</text:p>
          </table:table-cell>
          <table:table-cell office:value-type="float" office:value="5.95" calcext:value-type="float">
            <text:p>5.95</text:p>
          </table:table-cell>
          <table:table-cell office:value-type="float" office:value="33.36" calcext:value-type="float">
            <text:p>33.36</text:p>
          </table:table-cell>
          <table:table-cell office:value-type="float" office:value="1815.6" calcext:value-type="float">
            <text:p>1815.6</text:p>
          </table:table-cell>
        </table:table-row>
        <table:table-row table:style-name="ro1">
          <table:table-cell office:value-type="string" calcext:value-type="string">
            <text:p>okos0_MDDF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table:formula="of:=[.B4]-[.C4]" office:value-type="float" office:value="48" calcext:value-type="float">
            <text:p>48</text:p>
          </table:table-cell>
          <table:table-cell office:value-type="float" office:value="179.28" calcext:value-type="float">
            <text:p>179.28</text:p>
          </table:table-cell>
          <table:table-cell office:value-type="float" office:value="12.77" calcext:value-type="float">
            <text:p>12.77</text:p>
          </table:table-cell>
          <table:table-cell office:value-type="float" office:value="42.67" calcext:value-type="float">
            <text:p>42.67</text:p>
          </table:table-cell>
          <table:table-cell office:value-type="float" office:value="1886.82" calcext:value-type="float">
            <text:p>1886.82</text:p>
          </table:table-cell>
        </table:table-row>
        <table:table-row table:style-name="ro1">
          <table:table-cell office:value-type="string" calcext:value-type="string">
            <text:p>sima21600</text:p>
          </table:table-cell>
          <table:table-cell office:value-type="float" office:value="377" calcext:value-type="float">
            <text:p>377</text:p>
          </table:table-cell>
          <table:table-cell office:value-type="float" office:value="241" calcext:value-type="float">
            <text:p>241</text:p>
          </table:table-cell>
          <table:table-cell table:formula="of:=[.B5]-[.C5]" office:value-type="float" office:value="136" calcext:value-type="float">
            <text:p>136</text:p>
          </table:table-cell>
          <table:table-cell office:value-type="float" office:value="169.48" calcext:value-type="float">
            <text:p>169.48</text:p>
          </table:table-cell>
          <table:table-cell office:value-type="float" office:value="22.37" calcext:value-type="float">
            <text:p>22.37</text:p>
          </table:table-cell>
          <table:table-cell office:value-type="float" office:value="42.71" calcext:value-type="float">
            <text:p>42.71</text:p>
          </table:table-cell>
          <table:table-cell office:value-type="float" office:value="1760.93" calcext:value-type="float">
            <text:p>1760.93</text:p>
          </table:table-cell>
        </table:table-row>
        <table:table-row table:style-name="ro1">
          <table:table-cell office:value-type="string" calcext:value-type="string">
            <text:p>okos21600_RR</text:p>
          </table:table-cell>
          <table:table-cell office:value-type="float" office:value="376" calcext:value-type="float">
            <text:p>376</text:p>
          </table:table-cell>
          <table:table-cell office:value-type="float" office:value="253" calcext:value-type="float">
            <text:p>253</text:p>
          </table:table-cell>
          <table:table-cell table:formula="of:=[.B6]-[.C6]" office:value-type="float" office:value="123" calcext:value-type="float">
            <text:p>123</text:p>
          </table:table-cell>
          <table:table-cell office:value-type="float" office:value="170.07" calcext:value-type="float">
            <text:p>170.07</text:p>
          </table:table-cell>
          <table:table-cell office:value-type="float" office:value="11.43" calcext:value-type="float">
            <text:p>11.43</text:p>
          </table:table-cell>
          <table:table-cell office:value-type="float" office:value="48.59" calcext:value-type="float">
            <text:p>48.59</text:p>
          </table:table-cell>
          <table:table-cell office:value-type="float" office:value="1673.96" calcext:value-type="float">
            <text:p>1673.96</text:p>
          </table:table-cell>
        </table:table-row>
        <table:table-row table:style-name="ro1">
          <table:table-cell office:value-type="string" calcext:value-type="string">
            <text:p>okos21600_MDDF</text:p>
          </table:table-cell>
          <table:table-cell office:value-type="float" office:value="376" calcext:value-type="float">
            <text:p>376</text:p>
          </table:table-cell>
          <table:table-cell office:value-type="float" office:value="252" calcext:value-type="float">
            <text:p>252</text:p>
          </table:table-cell>
          <table:table-cell table:formula="of:=[.B7]-[.C7]" office:value-type="float" office:value="124" calcext:value-type="float">
            <text:p>124</text:p>
          </table:table-cell>
          <table:table-cell office:value-type="float" office:value="172.01" calcext:value-type="float">
            <text:p>172.01</text:p>
          </table:table-cell>
          <table:table-cell office:value-type="float" office:value="14.43" calcext:value-type="float">
            <text:p>14.43</text:p>
          </table:table-cell>
          <table:table-cell office:value-type="float" office:value="49.21" calcext:value-type="float">
            <text:p>49.21</text:p>
          </table:table-cell>
          <table:table-cell office:value-type="float" office:value="1679.37" calcext:value-type="float">
            <text:p>1679.37</text:p>
          </table:table-cell>
        </table:table-row>
        <table:table-row table:style-name="ro1">
          <table:table-cell office:value-type="string" calcext:value-type="string">
            <text:p>test_sima</text:p>
          </table:table-cell>
          <table:table-cell office:value-type="float" office:value="398" calcext:value-type="float">
            <text:p>398</text:p>
          </table:table-cell>
          <table:table-cell office:value-type="float" office:value="197" calcext:value-type="float">
            <text:p>197</text:p>
          </table:table-cell>
          <table:table-cell table:formula="of:=[.B8]-[.C8]" office:value-type="float" office:value="201" calcext:value-type="float">
            <text:p>201</text:p>
          </table:table-cell>
          <table:table-cell office:value-type="float" office:value="156.25" calcext:value-type="float">
            <text:p>156.25</text:p>
          </table:table-cell>
          <table:table-cell office:value-type="float" office:value="55.41" calcext:value-type="float">
            <text:p>55.41</text:p>
          </table:table-cell>
          <table:table-cell office:value-type="float" office:value="80.16" calcext:value-type="float">
            <text:p>80.16</text:p>
          </table:table-cell>
          <table:table-cell office:value-type="float" office:value="1063.04" calcext:value-type="float">
            <text:p>1063.04</text:p>
          </table:table-cell>
        </table:table-row>
        <table:table-row table:style-name="ro1">
          <table:table-cell office:value-type="string" calcext:value-type="string">
            <text:p>test_RR</text:p>
          </table:table-cell>
          <table:table-cell office:value-type="float" office:value="398" calcext:value-type="float">
            <text:p>398</text:p>
          </table:table-cell>
          <table:table-cell office:value-type="float" office:value="104" calcext:value-type="float">
            <text:p>104</text:p>
          </table:table-cell>
          <table:table-cell table:formula="of:=[.B9]-[.C9]" office:value-type="float" office:value="294" calcext:value-type="float">
            <text:p>294</text:p>
          </table:table-cell>
          <table:table-cell office:value-type="float" office:value="118.12" calcext:value-type="float">
            <text:p>118.12</text:p>
          </table:table-cell>
          <table:table-cell office:value-type="float" office:value="4.81" calcext:value-type="float">
            <text:p>4.81</text:p>
          </table:table-cell>
          <table:table-cell office:value-type="float" office:value="41.48" calcext:value-type="float">
            <text:p>41.48</text:p>
          </table:table-cell>
          <table:table-cell office:value-type="float" office:value="1063.51" calcext:value-type="float">
            <text:p>1063.51</text:p>
          </table:table-cell>
        </table:table-row>
        <table:table-row table:style-name="ro1">
          <table:table-cell office:value-type="string" calcext:value-type="string">
            <text:p>test_MDDF</text:p>
          </table:table-cell>
          <table:table-cell office:value-type="float" office:value="398" calcext:value-type="float">
            <text:p>398</text:p>
          </table:table-cell>
          <table:table-cell office:value-type="float" office:value="114" calcext:value-type="float">
            <text:p>114</text:p>
          </table:table-cell>
          <table:table-cell table:formula="of:=[.B10]-[.C10]" office:value-type="float" office:value="284" calcext:value-type="float">
            <text:p>284</text:p>
          </table:table-cell>
          <table:table-cell office:value-type="float" office:value="131.94" calcext:value-type="float">
            <text:p>131.94</text:p>
          </table:table-cell>
          <table:table-cell office:value-type="float" office:value="13.6" calcext:value-type="float">
            <text:p>13.6</text:p>
          </table:table-cell>
          <table:table-cell office:value-type="float" office:value="54.84" calcext:value-type="float">
            <text:p>54.84</text:p>
          </table:table-cell>
          <table:table-cell office:value-type="float" office:value="1070.02" calcext:value-type="float">
            <text:p>1070.02</text:p>
          </table:table-cell>
        </table:table-row>
        <table:table-row table:style-name="ro1">
          <table:table-cell office:value-type="string" calcext:value-type="string">
            <text:p>abnorm1_sima</text:p>
          </table:table-cell>
          <table:table-cell office:value-type="float" office:value="346" calcext:value-type="float">
            <text:p>346</text:p>
          </table:table-cell>
          <table:table-cell office:value-type="float" office:value="229" calcext:value-type="float">
            <text:p>229</text:p>
          </table:table-cell>
          <table:table-cell table:formula="of:=[.B11]-[.C11]" office:value-type="float" office:value="117" calcext:value-type="float">
            <text:p>117</text:p>
          </table:table-cell>
          <table:table-cell office:value-type="float" office:value="170.55" calcext:value-type="float">
            <text:p>170.55</text:p>
          </table:table-cell>
          <table:table-cell office:value-type="float" office:value="29.68" calcext:value-type="float">
            <text:p>29.68</text:p>
          </table:table-cell>
          <table:table-cell office:value-type="float" office:value="51.98" calcext:value-type="float">
            <text:p>51.98</text:p>
          </table:table-cell>
          <table:table-cell office:value-type="float" office:value="1646.36" calcext:value-type="float">
            <text:p>1646.36</text:p>
          </table:table-cell>
        </table:table-row>
        <table:table-row table:style-name="ro1">
          <table:table-cell office:value-type="string" calcext:value-type="string">
            <text:p>abnorm1_RR</text:p>
          </table:table-cell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table:formula="of:=[.B12]-[.C12]" office:value-type="float" office:value="101" calcext:value-type="float">
            <text:p>101</text:p>
          </table:table-cell>
          <table:table-cell office:value-type="float" office:value="174.87" calcext:value-type="float">
            <text:p>174.87</text:p>
          </table:table-cell>
          <table:table-cell office:value-type="float" office:value="12.11" calcext:value-type="float">
            <text:p>12.11</text:p>
          </table:table-cell>
          <table:table-cell office:value-type="float" office:value="61.97" calcext:value-type="float">
            <text:p>61.97</text:p>
          </table:table-cell>
          <table:table-cell office:value-type="float" office:value="1559.77" calcext:value-type="float">
            <text:p>1559.77</text:p>
          </table:table-cell>
        </table:table-row>
        <table:table-row table:style-name="ro1">
          <table:table-cell office:value-type="string" calcext:value-type="string">
            <text:p>abnorm1_MDDF</text:p>
          </table:table-cell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table:formula="of:=[.B13]-[.C13]" office:value-type="float" office:value="103" calcext:value-type="float">
            <text:p>103</text:p>
          </table:table-cell>
          <table:table-cell office:value-type="float" office:value="154.02" calcext:value-type="float">
            <text:p>154.02</text:p>
          </table:table-cell>
          <table:table-cell office:value-type="float" office:value="12.41" calcext:value-type="float">
            <text:p>12.41</text:p>
          </table:table-cell>
          <table:table-cell office:value-type="float" office:value="51.45" calcext:value-type="float">
            <text:p>51.45</text:p>
          </table:table-cell>
          <table:table-cell office:value-type="float" office:value="1413.85" calcext:value-type="float">
            <text:p>1413.85</text:p>
          </table:table-cell>
        </table:table-row>
        <table:table-row table:style-name="ro1">
          <table:table-cell office:value-type="string" calcext:value-type="string">
            <text:p>abnorm2_sima</text:p>
          </table:table-cell>
          <table:table-cell office:value-type="float" office:value="525" calcext:value-type="float">
            <text:p>525</text:p>
          </table:table-cell>
          <table:table-cell office:value-type="float" office:value="323" calcext:value-type="float">
            <text:p>323</text:p>
          </table:table-cell>
          <table:table-cell table:formula="of:=[.B14]-[.C14]" office:value-type="float" office:value="202" calcext:value-type="float">
            <text:p>202</text:p>
          </table:table-cell>
          <table:table-cell office:value-type="float" office:value="199.38" calcext:value-type="float">
            <text:p>199.38</text:p>
          </table:table-cell>
          <table:table-cell office:value-type="float" office:value="36.44" calcext:value-type="float">
            <text:p>36.44</text:p>
          </table:table-cell>
          <table:table-cell office:value-type="float" office:value="67.96" calcext:value-type="float">
            <text:p>67.96</text:p>
          </table:table-cell>
          <table:table-cell office:value-type="float" office:value="1824.95" calcext:value-type="float">
            <text:p>1824.95</text:p>
          </table:table-cell>
        </table:table-row>
        <table:table-row table:style-name="ro1">
          <table:table-cell office:value-type="string" calcext:value-type="string">
            <text:p>abnorm2_RR</text:p>
          </table:table-cell>
          <table:table-cell office:value-type="float" office:value="376" calcext:value-type="float">
            <text:p>376</text:p>
          </table:table-cell>
          <table:table-cell office:value-type="float" office:value="253" calcext:value-type="float">
            <text:p>253</text:p>
          </table:table-cell>
          <table:table-cell table:formula="of:=[.B15]-[.C15]" office:value-type="float" office:value="123" calcext:value-type="float">
            <text:p>123</text:p>
          </table:table-cell>
          <table:table-cell office:value-type="float" office:value="170.07" calcext:value-type="float">
            <text:p>170.07</text:p>
          </table:table-cell>
          <table:table-cell office:value-type="float" office:value="11.43" calcext:value-type="float">
            <text:p>11.43</text:p>
          </table:table-cell>
          <table:table-cell office:value-type="float" office:value="48.59" calcext:value-type="float">
            <text:p>48.59</text:p>
          </table:table-cell>
          <table:table-cell office:value-type="float" office:value="1673.96" calcext:value-type="float">
            <text:p>1673.96</text:p>
          </table:table-cell>
        </table:table-row>
        <table:table-row table:style-name="ro1">
          <table:table-cell office:value-type="string" calcext:value-type="string">
            <text:p>abnorm2_MDDF</text:p>
          </table:table-cell>
          <table:table-cell office:value-type="float" office:value="314" calcext:value-type="float">
            <text:p>314</text:p>
          </table:table-cell>
          <table:table-cell office:value-type="float" office:value="206" calcext:value-type="float">
            <text:p>206</text:p>
          </table:table-cell>
          <table:table-cell table:formula="of:=[.B16]-[.C16]" office:value-type="float" office:value="108" calcext:value-type="float">
            <text:p>108</text:p>
          </table:table-cell>
          <table:table-cell office:value-type="float" office:value="176.72" calcext:value-type="float">
            <text:p>176.72</text:p>
          </table:table-cell>
          <table:table-cell office:value-type="float" office:value="10.74" calcext:value-type="float">
            <text:p>10.74</text:p>
          </table:table-cell>
          <table:table-cell office:value-type="float" office:value="51.23" calcext:value-type="float">
            <text:p>51.23</text:p>
          </table:table-cell>
          <table:table-cell office:value-type="float" office:value="1727.22" calcext:value-type="float">
            <text:p>1727.22</text:p>
          </table:table-cell>
        </table:table-row>
      </table:table>
      <table:table table:name="TestCategory" table:style-name="ta1">
        <table:shapes>
          <draw:frame draw:z-index="0" draw:style-name="gr1" draw:text-style-name="P1" svg:width="559.98pt" svg:height="352.86pt" svg:x="22.08pt" svg:y="76.25pt">
            <draw:object draw:notify-on-update-of-ranges="TestCategory.A1:TestCategory.A1 TestCategory.B1:TestCategory.G1 TestCategory.A2:TestCategory.A2 TestCategory.B2:TestCategory.G2 TestCategory.A3:TestCategory.A3 TestCategory.B3:TestCategory.G3 TestCategory.A4:TestCategory.A4 TestCategory.B4:TestCategory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Elindult (db)</text:p>
          </table:table-cell>
          <table:table-cell office:value-type="string" calcext:value-type="string">
            <text:p>Megérkezett (db)</text:p>
          </table:table-cell>
          <table:table-cell office:value-type="string" calcext:value-type="string">
            <text:p>Átlagos idő (s)</text:p>
          </table:table-cell>
          <table:table-cell office:value-type="string" calcext:value-type="string">
            <text:p>Átlagos várakozás (s)</text:p>
          </table:table-cell>
          <table:table-cell office:value-type="string" calcext:value-type="string">
            <text:p>Elvesztegetett idő (s)</text:p>
          </table:table-cell>
          <table:table-cell office:value-type="string" calcext:value-type="string">
            <text:p>Átlagsebesség (km/h)</text:p>
          </table:table-cell>
        </table:table-row>
        <table:table-row table:style-name="ro1">
          <table:table-cell office:value-type="string" calcext:value-type="string">
            <text:p>statikus</text:p>
          </table:table-cell>
          <table:table-cell table:formula="of:=[$Datas.B8]" office:value-type="float" office:value="398" calcext:value-type="float">
            <text:p>398</text:p>
          </table:table-cell>
          <table:table-cell table:formula="of:=[$Datas.D8]" office:value-type="float" office:value="201" calcext:value-type="float">
            <text:p>201</text:p>
          </table:table-cell>
          <table:table-cell table:formula="of:=[$Datas.E8]" office:value-type="float" office:value="156.25" calcext:value-type="float">
            <text:p>156.25</text:p>
          </table:table-cell>
          <table:table-cell table:formula="of:=[$Datas.F8]" office:value-type="float" office:value="55.41" calcext:value-type="float">
            <text:p>55.41</text:p>
          </table:table-cell>
          <table:table-cell table:formula="of:=[$Datas.G8]" office:value-type="float" office:value="80.16" calcext:value-type="float">
            <text:p>80.16</text:p>
          </table:table-cell>
          <table:table-cell table:formula="of:=[$AverageSpeed.E14]" office:value-type="float" office:value="24.4924416" calcext:value-type="float">
            <text:p>24.4924416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table:formula="of:=[$Datas.B9]" office:value-type="float" office:value="398" calcext:value-type="float">
            <text:p>398</text:p>
          </table:table-cell>
          <table:table-cell table:formula="of:=[$Datas.D9]" office:value-type="float" office:value="294" calcext:value-type="float">
            <text:p>294</text:p>
          </table:table-cell>
          <table:table-cell table:formula="of:=[$Datas.E9]" office:value-type="float" office:value="118.12" calcext:value-type="float">
            <text:p>118.12</text:p>
          </table:table-cell>
          <table:table-cell table:formula="of:=[$Datas.F9]" office:value-type="float" office:value="4.81" calcext:value-type="float">
            <text:p>4.81</text:p>
          </table:table-cell>
          <table:table-cell table:formula="of:=[$Datas.G9]" office:value-type="float" office:value="41.48" calcext:value-type="float">
            <text:p>41.48</text:p>
          </table:table-cell>
          <table:table-cell table:formula="of:=[$AverageSpeed.E15]" office:value-type="float" office:value="32.4131053166272" calcext:value-type="float">
            <text:p>32.4131053166272</text:p>
          </table:table-cell>
        </table:table-row>
        <table:table-row table:style-name="ro1">
          <table:table-cell office:value-type="string" calcext:value-type="string">
            <text:p>MDDF</text:p>
          </table:table-cell>
          <table:table-cell table:formula="of:=[$Datas.B10]" office:value-type="float" office:value="398" calcext:value-type="float">
            <text:p>398</text:p>
          </table:table-cell>
          <table:table-cell table:formula="of:=[$Datas.D10]" office:value-type="float" office:value="284" calcext:value-type="float">
            <text:p>284</text:p>
          </table:table-cell>
          <table:table-cell table:formula="of:=[$Datas.E10]" office:value-type="float" office:value="131.94" calcext:value-type="float">
            <text:p>131.94</text:p>
          </table:table-cell>
          <table:table-cell table:formula="of:=[$Datas.F10]" office:value-type="float" office:value="13.6" calcext:value-type="float">
            <text:p>13.6</text:p>
          </table:table-cell>
          <table:table-cell table:formula="of:=[$Datas.G10]" office:value-type="float" office:value="54.84" calcext:value-type="float">
            <text:p>54.84</text:p>
          </table:table-cell>
          <table:table-cell table:formula="of:=[$AverageSpeed.E16]" office:value-type="float" office:value="29.1956343792633" calcext:value-type="float">
            <text:p>29.1956343792633</text:p>
          </table:table-cell>
        </table:table-row>
      </table:table>
      <table:table table:name="Sensitivity" table:style-name="ta1">
        <table:shapes>
          <draw:frame draw:z-index="0" draw:style-name="gr1" draw:text-style-name="P1" svg:width="453.54pt" svg:height="277.71pt" svg:x="321.65pt" svg:y="19.47pt">
            <draw:object draw:notify-on-update-of-ranges="Sensitivity.A18:Sensitivity.A18 Sensitivity.A19:Sensitivity.A22 Sensitivity.B18:Sensitivity.B18 Sensitivity.B19:Sensitivity.B22 Sensitivity.C18:Sensitivity.C18 Sensitivity.C19:Sensitivity.C22 Sensitivity.D18:Sensitivity.D18 Sensitivity.D19:Sensitivity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Elindult</text:p>
          </table:table-cell>
          <table:table-cell office:value-type="string" calcext:value-type="string">
            <text:p>Megérkezett</text:p>
          </table:table-cell>
          <table:table-cell table:style-name="Default" office:value-type="string" calcext:value-type="string">
            <text:p>Megérkezett%</text:p>
          </table:table-cell>
        </table:table-row>
        <table:table-row table:style-name="ro1">
          <table:table-cell office:value-type="string" calcext:value-type="string">
            <text:p>sima0</text:p>
          </table:table-cell>
          <table:table-cell table:formula="of:=[$Datas.B2]" office:value-type="float" office:value="96" calcext:value-type="float">
            <text:p>96</text:p>
          </table:table-cell>
          <table:table-cell table:formula="of:=[$Datas.D2]" office:value-type="float" office:value="56" calcext:value-type="float">
            <text:p>56</text:p>
          </table:table-cell>
          <table:table-cell table:formula="of:=[.C2]/[.B2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okos0_RR</text:p>
          </table:table-cell>
          <table:table-cell table:formula="of:=[$Datas.B3]" office:value-type="float" office:value="95" calcext:value-type="float">
            <text:p>95</text:p>
          </table:table-cell>
          <table:table-cell table:formula="of:=[$Datas.D3]" office:value-type="float" office:value="48" calcext:value-type="float">
            <text:p>48</text:p>
          </table:table-cell>
          <table:table-cell table:formula="of:=[.C3]/[.B3]" office:value-type="percentage" office:value="0.505263157894737" calcext:value-type="percentage">
            <text:p>50.53%</text:p>
          </table:table-cell>
        </table:table-row>
        <table:table-row table:style-name="ro1">
          <table:table-cell office:value-type="string" calcext:value-type="string">
            <text:p>okos0_MDDF</text:p>
          </table:table-cell>
          <table:table-cell table:formula="of:=[$Datas.B4]" office:value-type="float" office:value="95" calcext:value-type="float">
            <text:p>95</text:p>
          </table:table-cell>
          <table:table-cell table:formula="of:=[$Datas.D4]" office:value-type="float" office:value="48" calcext:value-type="float">
            <text:p>48</text:p>
          </table:table-cell>
          <table:table-cell table:formula="of:=[.C4]/[.B4]" office:value-type="percentage" office:value="0.505263157894737" calcext:value-type="percentage">
            <text:p>50.53%</text:p>
          </table:table-cell>
        </table:table-row>
        <table:table-row table:style-name="ro1">
          <table:table-cell office:value-type="string" calcext:value-type="string">
            <text:p>sima21600</text:p>
          </table:table-cell>
          <table:table-cell table:formula="of:=[$Datas.B5]" office:value-type="float" office:value="377" calcext:value-type="float">
            <text:p>377</text:p>
          </table:table-cell>
          <table:table-cell table:formula="of:=[$Datas.D5]" office:value-type="float" office:value="136" calcext:value-type="float">
            <text:p>136</text:p>
          </table:table-cell>
          <table:table-cell table:formula="of:=[.C5]/[.B5]" office:value-type="percentage" office:value="0.360742705570292" calcext:value-type="percentage">
            <text:p>36.07%</text:p>
          </table:table-cell>
        </table:table-row>
        <table:table-row table:style-name="ro1">
          <table:table-cell office:value-type="string" calcext:value-type="string">
            <text:p>okos21600_RR</text:p>
          </table:table-cell>
          <table:table-cell table:formula="of:=[$Datas.B6]" office:value-type="float" office:value="376" calcext:value-type="float">
            <text:p>376</text:p>
          </table:table-cell>
          <table:table-cell table:formula="of:=[$Datas.D6]" office:value-type="float" office:value="123" calcext:value-type="float">
            <text:p>123</text:p>
          </table:table-cell>
          <table:table-cell table:formula="of:=[.C6]/[.B6]" office:value-type="percentage" office:value="0.327127659574468" calcext:value-type="percentage">
            <text:p>32.71%</text:p>
          </table:table-cell>
        </table:table-row>
        <table:table-row table:style-name="ro1">
          <table:table-cell office:value-type="string" calcext:value-type="string">
            <text:p>okos21600_MDDF</text:p>
          </table:table-cell>
          <table:table-cell table:formula="of:=[$Datas.B7]" office:value-type="float" office:value="376" calcext:value-type="float">
            <text:p>376</text:p>
          </table:table-cell>
          <table:table-cell table:formula="of:=[$Datas.D7]" office:value-type="float" office:value="124" calcext:value-type="float">
            <text:p>124</text:p>
          </table:table-cell>
          <table:table-cell table:formula="of:=[.C7]/[.B7]" office:value-type="percentage" office:value="0.329787234042553" calcext:value-type="percentage">
            <text:p>32.98%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formula="of:=[$Datas.B11]" office:value-type="float" office:value="346" calcext:value-type="float">
            <text:p>346</text:p>
          </table:table-cell>
          <table:table-cell table:formula="of:=[$Datas.D11]" office:value-type="float" office:value="117" calcext:value-type="float">
            <text:p>117</text:p>
          </table:table-cell>
          <table:table-cell table:formula="of:=[.C8]/[.B8]" office:value-type="percentage" office:value="0.338150289017341" calcext:value-type="percentage">
            <text:p>33.82%</text:p>
          </table:table-cell>
        </table:table-row>
        <table:table-row table:style-name="ro1">
          <table:table-cell office:value-type="string" calcext:value-type="string">
            <text:p>abnorm1_RR</text:p>
          </table:table-cell>
          <table:table-cell table:formula="of:=[$Datas.B12]" office:value-type="float" office:value="346" calcext:value-type="float">
            <text:p>346</text:p>
          </table:table-cell>
          <table:table-cell table:formula="of:=[$Datas.D12]" office:value-type="float" office:value="101" calcext:value-type="float">
            <text:p>101</text:p>
          </table:table-cell>
          <table:table-cell table:formula="of:=[.C9]/[.B9]" office:value-type="percentage" office:value="0.291907514450867" calcext:value-type="percentage">
            <text:p>29.19%</text:p>
          </table:table-cell>
        </table:table-row>
        <table:table-row table:style-name="ro1">
          <table:table-cell office:value-type="string" calcext:value-type="string">
            <text:p>abnorm1_MDDF</text:p>
          </table:table-cell>
          <table:table-cell table:formula="of:=[$Datas.B13]" office:value-type="float" office:value="346" calcext:value-type="float">
            <text:p>346</text:p>
          </table:table-cell>
          <table:table-cell table:formula="of:=[$Datas.D13]" office:value-type="float" office:value="103" calcext:value-type="float">
            <text:p>103</text:p>
          </table:table-cell>
          <table:table-cell table:formula="of:=[.C10]/[.B10]" office:value-type="percentage" office:value="0.297687861271676" calcext:value-type="percentage">
            <text:p>29.77%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formula="of:=[$Datas.B14]" office:value-type="float" office:value="525" calcext:value-type="float">
            <text:p>525</text:p>
          </table:table-cell>
          <table:table-cell table:formula="of:=[$Datas.D14]" office:value-type="float" office:value="202" calcext:value-type="float">
            <text:p>202</text:p>
          </table:table-cell>
          <table:table-cell table:formula="of:=[.C11]/[.B11]" office:value-type="percentage" office:value="0.384761904761905" calcext:value-type="percentage">
            <text:p>38.48%</text:p>
          </table:table-cell>
        </table:table-row>
        <table:table-row table:style-name="ro1">
          <table:table-cell office:value-type="string" calcext:value-type="string">
            <text:p>abnorm2_RR</text:p>
          </table:table-cell>
          <table:table-cell table:formula="of:=[$Datas.B15]" office:value-type="float" office:value="376" calcext:value-type="float">
            <text:p>376</text:p>
          </table:table-cell>
          <table:table-cell table:formula="of:=[$Datas.D15]" office:value-type="float" office:value="123" calcext:value-type="float">
            <text:p>123</text:p>
          </table:table-cell>
          <table:table-cell table:formula="of:=[.C12]/[.B12]" office:value-type="percentage" office:value="0.327127659574468" calcext:value-type="percentage">
            <text:p>32.71%</text:p>
          </table:table-cell>
        </table:table-row>
        <table:table-row table:style-name="ro1">
          <table:table-cell office:value-type="string" calcext:value-type="string">
            <text:p>abnorm2_MDDF</text:p>
          </table:table-cell>
          <table:table-cell table:formula="of:=[$Datas.B16]" office:value-type="float" office:value="314" calcext:value-type="float">
            <text:p>314</text:p>
          </table:table-cell>
          <table:table-cell table:formula="of:=[$Datas.D16]" office:value-type="float" office:value="108" calcext:value-type="float">
            <text:p>108</text:p>
          </table:table-cell>
          <table:table-cell table:formula="of:=[.C13]/[.B13]" office:value-type="percentage" office:value="0.343949044585987" calcext:value-type="percentage">
            <text:p>34.39%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hagyományo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MDDF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style-name="ce1" table:formula="of:=[.D2]" office:value-type="percentage" office:value="0.583333333333333" calcext:value-type="percentage">
            <text:p>58.33%</text:p>
          </table:table-cell>
          <table:table-cell table:style-name="ce1" table:formula="of:=[.D3]" office:value-type="percentage" office:value="0.505263157894737" calcext:value-type="percentage">
            <text:p>50.53%</text:p>
          </table:table-cell>
          <table:table-cell table:formula="of:=[.D4]" office:value-type="percentage" office:value="0.505263157894737" calcext:value-type="percentage">
            <text:p>50.53%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style-name="ce1" table:formula="of:=[.D5]" office:value-type="percentage" office:value="0.360742705570292" calcext:value-type="percentage">
            <text:p>36.07%</text:p>
          </table:table-cell>
          <table:table-cell table:style-name="ce1" table:formula="of:=[.D6]" office:value-type="percentage" office:value="0.327127659574468" calcext:value-type="percentage">
            <text:p>32.71%</text:p>
          </table:table-cell>
          <table:table-cell table:formula="of:=[.D7]" office:value-type="percentage" office:value="0.329787234042553" calcext:value-type="percentage">
            <text:p>32.98%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style-name="ce1" table:formula="of:=[.D8]" office:value-type="percentage" office:value="0.338150289017341" calcext:value-type="percentage">
            <text:p>33.82%</text:p>
          </table:table-cell>
          <table:table-cell table:style-name="ce1" table:formula="of:=[.D9]" office:value-type="percentage" office:value="0.291907514450867" calcext:value-type="percentage">
            <text:p>29.19%</text:p>
          </table:table-cell>
          <table:table-cell table:formula="of:=[.D10]" office:value-type="percentage" office:value="0.297687861271676" calcext:value-type="percentage">
            <text:p>29.77%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style-name="ce1" table:formula="of:=[.D11]" office:value-type="percentage" office:value="0.384761904761905" calcext:value-type="percentage">
            <text:p>38.48%</text:p>
          </table:table-cell>
          <table:table-cell table:style-name="ce1" table:formula="of:=[.D12]" office:value-type="percentage" office:value="0.327127659574468" calcext:value-type="percentage">
            <text:p>32.71%</text:p>
          </table:table-cell>
          <table:table-cell table:formula="of:=[.D13]" office:value-type="percentage" office:value="0.343949044585987" calcext:value-type="percentage">
            <text:p>34.39%</text:p>
          </table:table-cell>
        </table:table-row>
      </table:table>
      <table:table table:name="AverageTime" table:style-name="ta1">
        <table:shapes>
          <draw:frame draw:z-index="0" draw:style-name="gr1" draw:text-style-name="P1" svg:width="453.54pt" svg:height="277.71pt" svg:x="295.71pt" svg:y="13.95pt">
            <draw:object draw:notify-on-update-of-ranges="AverageTime.A19:AverageTime.A22 AverageTime.B18:AverageTime.B18 AverageTime.B19:AverageTime.B22 AverageTime.C18:AverageTime.C18 AverageTime.C19:AverageTime.C22 AverageTime.D18:AverageTime.D18 AverageTime.D19:AverageTime.D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Átlagos áthaladási idő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ima0</text:p>
          </table:table-cell>
          <table:table-cell table:formula="of:=[$Datas.E2]" office:value-type="float" office:value="169.45" calcext:value-type="float">
            <text:p>16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0_RR</text:p>
          </table:table-cell>
          <table:table-cell table:formula="of:=[$Datas.E3]" office:value-type="float" office:value="164.81" calcext:value-type="float">
            <text:p>16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0_MDDF</text:p>
          </table:table-cell>
          <table:table-cell table:formula="of:=[$Datas.E4]" office:value-type="float" office:value="179.28" calcext:value-type="float">
            <text:p>17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21600</text:p>
          </table:table-cell>
          <table:table-cell table:formula="of:=[$Datas.E5]" office:value-type="float" office:value="169.48" calcext:value-type="float">
            <text:p>169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21600_RR</text:p>
          </table:table-cell>
          <table:table-cell table:formula="of:=[$Datas.E6]" office:value-type="float" office:value="170.07" calcext:value-type="float">
            <text:p>17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21600_MDDF</text:p>
          </table:table-cell>
          <table:table-cell table:formula="of:=[$Datas.E7]" office:value-type="float" office:value="172.01" calcext:value-type="float">
            <text:p>17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</text:p>
          </table:table-cell>
          <table:table-cell table:formula="of:=[$Datas.E11]" office:value-type="float" office:value="170.55" calcext:value-type="float">
            <text:p>17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_RR</text:p>
          </table:table-cell>
          <table:table-cell table:formula="of:=[$Datas.E12]" office:value-type="float" office:value="174.87" calcext:value-type="float">
            <text:p>17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_MDDF</text:p>
          </table:table-cell>
          <table:table-cell table:formula="of:=[$Datas.E13]" office:value-type="float" office:value="154.02" calcext:value-type="float">
            <text:p>15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</text:p>
          </table:table-cell>
          <table:table-cell table:formula="of:=[$Datas.E14]" office:value-type="float" office:value="199.38" calcext:value-type="float">
            <text:p>19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_RR</text:p>
          </table:table-cell>
          <table:table-cell table:formula="of:=[$Datas.E15]" office:value-type="float" office:value="170.07" calcext:value-type="float">
            <text:p>17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_MDDF</text:p>
          </table:table-cell>
          <table:table-cell table:formula="of:=[$Datas.E16]" office:value-type="float" office:value="176.72" calcext:value-type="float">
            <text:p>176.72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hagyományo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MDDF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style-name="ce3" table:formula="of:=[.B2]" office:value-type="float" office:value="169.45" calcext:value-type="float">
            <text:p>169.45</text:p>
          </table:table-cell>
          <table:table-cell table:style-name="ce3" table:formula="of:=[.B3]" office:value-type="float" office:value="164.81" calcext:value-type="float">
            <text:p>164.81</text:p>
          </table:table-cell>
          <table:table-cell table:style-name="ce3" table:formula="of:=[.B4]"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style-name="ce3" table:formula="of:=[.B5]" office:value-type="float" office:value="169.48" calcext:value-type="float">
            <text:p>169.48</text:p>
          </table:table-cell>
          <table:table-cell table:style-name="ce3" table:formula="of:=[.B6]" office:value-type="float" office:value="170.07" calcext:value-type="float">
            <text:p>170.07</text:p>
          </table:table-cell>
          <table:table-cell table:style-name="ce3" table:formula="of:=[.B7]" office:value-type="float" office:value="172.01" calcext:value-type="float">
            <text:p>172.01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style-name="ce3" table:formula="of:=[.B8]" office:value-type="float" office:value="170.55" calcext:value-type="float">
            <text:p>170.55</text:p>
          </table:table-cell>
          <table:table-cell table:style-name="ce3" table:formula="of:=[.B9]" office:value-type="float" office:value="174.87" calcext:value-type="float">
            <text:p>174.87</text:p>
          </table:table-cell>
          <table:table-cell table:style-name="ce3" table:formula="of:=[.B10]" office:value-type="float" office:value="154.02" calcext:value-type="float">
            <text:p>154.02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style-name="ce3" table:formula="of:=[.B11]" office:value-type="float" office:value="199.38" calcext:value-type="float">
            <text:p>199.38</text:p>
          </table:table-cell>
          <table:table-cell table:style-name="ce3" table:formula="of:=[.B12]" office:value-type="float" office:value="170.07" calcext:value-type="float">
            <text:p>170.07</text:p>
          </table:table-cell>
          <table:table-cell table:style-name="ce3" table:formula="of:=[.B13]" office:value-type="float" office:value="176.72" calcext:value-type="float">
            <text:p>176.72</text:p>
          </table:table-cell>
        </table:table-row>
      </table:table>
      <table:table table:name="AverageWaitingTime" table:style-name="ta1">
        <table:shapes>
          <draw:frame draw:z-index="0" draw:style-name="gr1" draw:text-style-name="P1" svg:width="453.54pt" svg:height="277.71pt" svg:x="310.05pt" svg:y="32.29pt">
            <draw:object draw:notify-on-update-of-ranges="AverageWaitingTime.A19:AverageWaitingTime.A22 AverageWaitingTime.B18:AverageWaitingTime.B18 AverageWaitingTime.B19:AverageWaitingTime.B22 AverageWaitingTime.C18:AverageWaitingTime.C18 AverageWaitingTime.C19:AverageWaitingTime.C22 AverageWaitingTime.D18:AverageWaitingTime.D18 AverageWaitingTime.D19:AverageWaitingTime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Átlagos várakozási idő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ima0</text:p>
          </table:table-cell>
          <table:table-cell table:formula="of:=[$Datas.F2]"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0_RR</text:p>
          </table:table-cell>
          <table:table-cell table:formula="of:=[$Datas.F3]"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0_MDDF</text:p>
          </table:table-cell>
          <table:table-cell table:formula="of:=[$Datas.F4]" office:value-type="float" office:value="12.77" calcext:value-type="float">
            <text:p>1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21600</text:p>
          </table:table-cell>
          <table:table-cell table:formula="of:=[$Datas.F5]" office:value-type="float" office:value="22.37" calcext:value-type="float">
            <text:p>2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21600_RR</text:p>
          </table:table-cell>
          <table:table-cell table:formula="of:=[$Datas.F6]" office:value-type="float" office:value="11.43" calcext:value-type="float">
            <text:p>1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os21600_MDDF</text:p>
          </table:table-cell>
          <table:table-cell table:formula="of:=[$Datas.F7]" office:value-type="float" office:value="14.43" calcext:value-type="float">
            <text:p>1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</text:p>
          </table:table-cell>
          <table:table-cell table:formula="of:=[$Datas.F11]" office:value-type="float" office:value="29.68" calcext:value-type="float">
            <text:p>29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_RR</text:p>
          </table:table-cell>
          <table:table-cell table:formula="of:=[$Datas.F12]" office:value-type="float" office:value="12.11" calcext:value-type="float">
            <text:p>1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1_MDDF</text:p>
          </table:table-cell>
          <table:table-cell table:formula="of:=[$Datas.F13]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</text:p>
          </table:table-cell>
          <table:table-cell table:formula="of:=[$Datas.F14]" office:value-type="float" office:value="36.44" calcext:value-type="float">
            <text:p>36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_RR</text:p>
          </table:table-cell>
          <table:table-cell table:formula="of:=[$Datas.F15]" office:value-type="float" office:value="11.43" calcext:value-type="float">
            <text:p>1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norm2_MDDF</text:p>
          </table:table-cell>
          <table:table-cell table:formula="of:=[$Datas.F16]" office:value-type="float" office:value="10.74" calcext:value-type="float">
            <text:p>10.74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hagyományo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MDDF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style-name="ce3" table:formula="of:=[.B2]" office:value-type="float" office:value="22.6" calcext:value-type="float">
            <text:p>22.6</text:p>
          </table:table-cell>
          <table:table-cell table:style-name="ce3" table:formula="of:=[.B3]" office:value-type="float" office:value="5.95" calcext:value-type="float">
            <text:p>5.95</text:p>
          </table:table-cell>
          <table:table-cell table:style-name="ce3" table:formula="of:=[.B4]" office:value-type="float" office:value="12.77" calcext:value-type="float">
            <text:p>12.77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style-name="ce3" table:formula="of:=[.B5]" office:value-type="float" office:value="22.37" calcext:value-type="float">
            <text:p>22.37</text:p>
          </table:table-cell>
          <table:table-cell table:style-name="ce3" table:formula="of:=[.B6]" office:value-type="float" office:value="11.43" calcext:value-type="float">
            <text:p>11.43</text:p>
          </table:table-cell>
          <table:table-cell table:style-name="ce3" table:formula="of:=[.B7]" office:value-type="float" office:value="14.43" calcext:value-type="float">
            <text:p>14.43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style-name="ce3" table:formula="of:=[.B8]" office:value-type="float" office:value="29.68" calcext:value-type="float">
            <text:p>29.68</text:p>
          </table:table-cell>
          <table:table-cell table:style-name="ce3" table:formula="of:=[.B9]" office:value-type="float" office:value="12.11" calcext:value-type="float">
            <text:p>12.11</text:p>
          </table:table-cell>
          <table:table-cell table:style-name="ce3" table:formula="of:=[.B10]"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style-name="ce3" table:formula="of:=[.B11]" office:value-type="float" office:value="36.44" calcext:value-type="float">
            <text:p>36.44</text:p>
          </table:table-cell>
          <table:table-cell table:style-name="ce3" table:formula="of:=[.B12]" office:value-type="float" office:value="11.43" calcext:value-type="float">
            <text:p>11.43</text:p>
          </table:table-cell>
          <table:table-cell table:style-name="ce3" table:formula="of:=[.B13]" office:value-type="float" office:value="10.74" calcext:value-type="float">
            <text:p>10.74</text:p>
          </table:table-cell>
        </table:table-row>
      </table:table>
      <table:table table:name="WaitAndLoss_ToAverageTime" table:style-name="ta1">
        <table:shapes>
          <draw:frame draw:z-index="0" draw:style-name="gr1" draw:text-style-name="P1" svg:width="387.18pt" svg:height="201.03pt" svg:x="327.29pt" svg:y="41.53pt">
            <draw:object draw:notify-on-update-of-ranges="WaitAndLoss_ToAverageTime.A19:WaitAndLoss_ToAverageTime.A19 WaitAndLoss_ToAverageTime.A20:WaitAndLoss_ToAverageTime.A24 WaitAndLoss_ToAverageTime.B19:WaitAndLoss_ToAverageTime.B19 WaitAndLoss_ToAverageTime.B20:WaitAndLoss_ToAverageTime.B24 WaitAndLoss_ToAverageTime.C19:WaitAndLoss_ToAverageTime.C19 WaitAndLoss_ToAverageTime.C20:WaitAndLoss_ToAverageTime.C24 WaitAndLoss_ToAverageTime.D19:WaitAndLoss_ToAverageTime.D19 WaitAndLoss_ToAverageTime.D20:WaitAndLoss_ToAverageTime.D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87.18pt" svg:height="201.03pt" svg:x="326.66pt" svg:y="249.31pt">
            <draw:object draw:notify-on-update-of-ranges="WaitAndLoss_ToAverageTime.A28:WaitAndLoss_ToAverageTime.A28 WaitAndLoss_ToAverageTime.A29:WaitAndLoss_ToAverageTime.A33 WaitAndLoss_ToAverageTime.B28:WaitAndLoss_ToAverageTime.B28 WaitAndLoss_ToAverageTime.B29:WaitAndLoss_ToAverageTime.B33 WaitAndLoss_ToAverageTime.C28:WaitAndLoss_ToAverageTime.C28 WaitAndLoss_ToAverageTime.C29:WaitAndLoss_ToAverageTime.C33 WaitAndLoss_ToAverageTime.D28:WaitAndLoss_ToAverageTime.D28 WaitAndLoss_ToAverageTime.D29:WaitAndLoss_ToAverageTime.D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87.18pt" svg:height="201.03pt" svg:x="322.78pt" svg:y="475.31pt">
            <draw:object draw:notify-on-update-of-ranges="WaitAndLoss_ToAverageTime.A37:WaitAndLoss_ToAverageTime.A37 WaitAndLoss_ToAverageTime.A38:WaitAndLoss_ToAverageTime.A42 WaitAndLoss_ToAverageTime.B37:WaitAndLoss_ToAverageTime.B37 WaitAndLoss_ToAverageTime.B38:WaitAndLoss_ToAverageTime.B42 WaitAndLoss_ToAverageTime.C37:WaitAndLoss_ToAverageTime.C37 WaitAndLoss_ToAverageTime.C38:WaitAndLoss_ToAverageTime.C42 WaitAndLoss_ToAverageTime.D37:WaitAndLoss_ToAverageTime.D37 WaitAndLoss_ToAverageTime.D38:WaitAndLoss_ToAverageTime.D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Átlagos idő</text:p>
          </table:table-cell>
          <table:table-cell office:value-type="string" calcext:value-type="string">
            <text:p>Várakozási idő</text:p>
          </table:table-cell>
          <table:table-cell/>
          <table:table-cell office:value-type="string" calcext:value-type="string">
            <text:p>Elvesztegetett idő</text:p>
          </table:table-cell>
        </table:table-row>
        <table:table-row table:style-name="ro1">
          <table:table-cell table:formula="of:=[$Datas.A2]" office:value-type="string" office:string-value="sima0" calcext:value-type="string">
            <text:p>sima0</text:p>
          </table:table-cell>
          <table:table-cell table:formula="of:=[$Datas.E2]" office:value-type="float" office:value="169.45" calcext:value-type="float">
            <text:p>169.45</text:p>
          </table:table-cell>
          <table:table-cell table:formula="of:=[$Datas.F2]" office:value-type="float" office:value="22.6" calcext:value-type="float">
            <text:p>22.6</text:p>
          </table:table-cell>
          <table:table-cell/>
          <table:table-cell table:formula="of:=[$Datas.G2]" office:value-type="float" office:value="39.85" calcext:value-type="float">
            <text:p>39.85</text:p>
          </table:table-cell>
        </table:table-row>
        <table:table-row table:style-name="ro1">
          <table:table-cell table:formula="of:=[$Datas.A3]" office:value-type="string" office:string-value="okos0_RR" calcext:value-type="string">
            <text:p>okos0_RR</text:p>
          </table:table-cell>
          <table:table-cell table:formula="of:=[$Datas.E3]" office:value-type="float" office:value="164.81" calcext:value-type="float">
            <text:p>164.81</text:p>
          </table:table-cell>
          <table:table-cell table:formula="of:=[$Datas.F3]" office:value-type="float" office:value="5.95" calcext:value-type="float">
            <text:p>5.95</text:p>
          </table:table-cell>
          <table:table-cell/>
          <table:table-cell table:formula="of:=[$Datas.G3]" office:value-type="float" office:value="33.36" calcext:value-type="float">
            <text:p>33.36</text:p>
          </table:table-cell>
        </table:table-row>
        <table:table-row table:style-name="ro1">
          <table:table-cell table:formula="of:=[$Datas.A4]" office:value-type="string" office:string-value="okos0_MDDF" calcext:value-type="string">
            <text:p>okos0_MDDF</text:p>
          </table:table-cell>
          <table:table-cell table:formula="of:=[$Datas.E4]" office:value-type="float" office:value="179.28" calcext:value-type="float">
            <text:p>179.28</text:p>
          </table:table-cell>
          <table:table-cell table:formula="of:=[$Datas.F4]" office:value-type="float" office:value="12.77" calcext:value-type="float">
            <text:p>12.77</text:p>
          </table:table-cell>
          <table:table-cell/>
          <table:table-cell table:formula="of:=[$Datas.G4]" office:value-type="float" office:value="42.67" calcext:value-type="float">
            <text:p>42.67</text:p>
          </table:table-cell>
        </table:table-row>
        <table:table-row table:style-name="ro1">
          <table:table-cell table:formula="of:=[$Datas.A5]" office:value-type="string" office:string-value="sima21600" calcext:value-type="string">
            <text:p>sima21600</text:p>
          </table:table-cell>
          <table:table-cell table:formula="of:=[$Datas.E5]" office:value-type="float" office:value="169.48" calcext:value-type="float">
            <text:p>169.48</text:p>
          </table:table-cell>
          <table:table-cell table:formula="of:=[$Datas.F5]" office:value-type="float" office:value="22.37" calcext:value-type="float">
            <text:p>22.37</text:p>
          </table:table-cell>
          <table:table-cell/>
          <table:table-cell table:formula="of:=[$Datas.G5]" office:value-type="float" office:value="42.71" calcext:value-type="float">
            <text:p>42.71</text:p>
          </table:table-cell>
        </table:table-row>
        <table:table-row table:style-name="ro1">
          <table:table-cell table:formula="of:=[$Datas.A6]" office:value-type="string" office:string-value="okos21600_RR" calcext:value-type="string">
            <text:p>okos21600_RR</text:p>
          </table:table-cell>
          <table:table-cell table:formula="of:=[$Datas.E6]" office:value-type="float" office:value="170.07" calcext:value-type="float">
            <text:p>170.07</text:p>
          </table:table-cell>
          <table:table-cell table:formula="of:=[$Datas.F6]" office:value-type="float" office:value="11.43" calcext:value-type="float">
            <text:p>11.43</text:p>
          </table:table-cell>
          <table:table-cell/>
          <table:table-cell table:formula="of:=[$Datas.G6]" office:value-type="float" office:value="48.59" calcext:value-type="float">
            <text:p>48.59</text:p>
          </table:table-cell>
        </table:table-row>
        <table:table-row table:style-name="ro1">
          <table:table-cell table:formula="of:=[$Datas.A7]" office:value-type="string" office:string-value="okos21600_MDDF" calcext:value-type="string">
            <text:p>okos21600_MDDF</text:p>
          </table:table-cell>
          <table:table-cell table:formula="of:=[$Datas.E7]" office:value-type="float" office:value="172.01" calcext:value-type="float">
            <text:p>172.01</text:p>
          </table:table-cell>
          <table:table-cell table:formula="of:=[$Datas.F7]" office:value-type="float" office:value="14.43" calcext:value-type="float">
            <text:p>14.43</text:p>
          </table:table-cell>
          <table:table-cell/>
          <table:table-cell table:formula="of:=[$Datas.G7]" office:value-type="float" office:value="49.21" calcext:value-type="float">
            <text:p>49.21</text:p>
          </table:table-cell>
        </table:table-row>
        <table:table-row table:style-name="ro1">
          <table:table-cell table:formula="of:=[$Datas.A8]" office:value-type="string" office:string-value="test_sima" calcext:value-type="string">
            <text:p>test_sima</text:p>
          </table:table-cell>
          <table:table-cell table:formula="of:=[$Datas.E8]" office:value-type="float" office:value="156.25" calcext:value-type="float">
            <text:p>156.25</text:p>
          </table:table-cell>
          <table:table-cell table:formula="of:=[$Datas.F8]" office:value-type="float" office:value="55.41" calcext:value-type="float">
            <text:p>55.41</text:p>
          </table:table-cell>
          <table:table-cell/>
          <table:table-cell table:formula="of:=[$Datas.G8]" office:value-type="float" office:value="80.16" calcext:value-type="float">
            <text:p>80.16</text:p>
          </table:table-cell>
        </table:table-row>
        <table:table-row table:style-name="ro1">
          <table:table-cell table:formula="of:=[$Datas.A9]" office:value-type="string" office:string-value="test_RR" calcext:value-type="string">
            <text:p>test_RR</text:p>
          </table:table-cell>
          <table:table-cell table:formula="of:=[$Datas.E9]" office:value-type="float" office:value="118.12" calcext:value-type="float">
            <text:p>118.12</text:p>
          </table:table-cell>
          <table:table-cell table:formula="of:=[$Datas.F9]" office:value-type="float" office:value="4.81" calcext:value-type="float">
            <text:p>4.81</text:p>
          </table:table-cell>
          <table:table-cell/>
          <table:table-cell table:formula="of:=[$Datas.G9]" office:value-type="float" office:value="41.48" calcext:value-type="float">
            <text:p>41.48</text:p>
          </table:table-cell>
        </table:table-row>
        <table:table-row table:style-name="ro1">
          <table:table-cell table:formula="of:=[$Datas.A10]" office:value-type="string" office:string-value="test_MDDF" calcext:value-type="string">
            <text:p>test_MDDF</text:p>
          </table:table-cell>
          <table:table-cell table:formula="of:=[$Datas.E10]" office:value-type="float" office:value="131.94" calcext:value-type="float">
            <text:p>131.94</text:p>
          </table:table-cell>
          <table:table-cell table:formula="of:=[$Datas.F10]" office:value-type="float" office:value="13.6" calcext:value-type="float">
            <text:p>13.6</text:p>
          </table:table-cell>
          <table:table-cell/>
          <table:table-cell table:formula="of:=[$Datas.G10]" office:value-type="float" office:value="54.84" calcext:value-type="float">
            <text:p>54.84</text:p>
          </table:table-cell>
        </table:table-row>
        <table:table-row table:style-name="ro1">
          <table:table-cell table:formula="of:=[$Datas.A11]" office:value-type="string" office:string-value="abnorm1_sima" calcext:value-type="string">
            <text:p>abnorm1_sima</text:p>
          </table:table-cell>
          <table:table-cell table:formula="of:=[$Datas.E11]" office:value-type="float" office:value="170.55" calcext:value-type="float">
            <text:p>170.55</text:p>
          </table:table-cell>
          <table:table-cell table:formula="of:=[$Datas.F11]" office:value-type="float" office:value="29.68" calcext:value-type="float">
            <text:p>29.68</text:p>
          </table:table-cell>
          <table:table-cell/>
          <table:table-cell table:formula="of:=[$Datas.G11]" office:value-type="float" office:value="51.98" calcext:value-type="float">
            <text:p>51.98</text:p>
          </table:table-cell>
        </table:table-row>
        <table:table-row table:style-name="ro1">
          <table:table-cell table:formula="of:=[$Datas.A12]" office:value-type="string" office:string-value="abnorm1_RR" calcext:value-type="string">
            <text:p>abnorm1_RR</text:p>
          </table:table-cell>
          <table:table-cell table:formula="of:=[$Datas.E12]" office:value-type="float" office:value="174.87" calcext:value-type="float">
            <text:p>174.87</text:p>
          </table:table-cell>
          <table:table-cell table:formula="of:=[$Datas.F12]" office:value-type="float" office:value="12.11" calcext:value-type="float">
            <text:p>12.11</text:p>
          </table:table-cell>
          <table:table-cell/>
          <table:table-cell table:formula="of:=[$Datas.G12]" office:value-type="float" office:value="61.97" calcext:value-type="float">
            <text:p>61.97</text:p>
          </table:table-cell>
        </table:table-row>
        <table:table-row table:style-name="ro1">
          <table:table-cell table:formula="of:=[$Datas.A13]" office:value-type="string" office:string-value="abnorm1_MDDF" calcext:value-type="string">
            <text:p>abnorm1_MDDF</text:p>
          </table:table-cell>
          <table:table-cell table:formula="of:=[$Datas.E13]" office:value-type="float" office:value="154.02" calcext:value-type="float">
            <text:p>154.02</text:p>
          </table:table-cell>
          <table:table-cell table:formula="of:=[$Datas.F13]" office:value-type="float" office:value="12.41" calcext:value-type="float">
            <text:p>12.41</text:p>
          </table:table-cell>
          <table:table-cell/>
          <table:table-cell table:formula="of:=[$Datas.G13]" office:value-type="float" office:value="51.45" calcext:value-type="float">
            <text:p>51.45</text:p>
          </table:table-cell>
        </table:table-row>
        <table:table-row table:style-name="ro1">
          <table:table-cell table:formula="of:=[$Datas.A14]" office:value-type="string" office:string-value="abnorm2_sima" calcext:value-type="string">
            <text:p>abnorm2_sima</text:p>
          </table:table-cell>
          <table:table-cell table:formula="of:=[$Datas.E14]" office:value-type="float" office:value="199.38" calcext:value-type="float">
            <text:p>199.38</text:p>
          </table:table-cell>
          <table:table-cell table:formula="of:=[$Datas.F14]" office:value-type="float" office:value="36.44" calcext:value-type="float">
            <text:p>36.44</text:p>
          </table:table-cell>
          <table:table-cell/>
          <table:table-cell table:formula="of:=[$Datas.G14]" office:value-type="float" office:value="67.96" calcext:value-type="float">
            <text:p>67.96</text:p>
          </table:table-cell>
        </table:table-row>
        <table:table-row table:style-name="ro1">
          <table:table-cell table:formula="of:=[$Datas.A15]" office:value-type="string" office:string-value="abnorm2_RR" calcext:value-type="string">
            <text:p>abnorm2_RR</text:p>
          </table:table-cell>
          <table:table-cell table:formula="of:=[$Datas.E15]" office:value-type="float" office:value="170.07" calcext:value-type="float">
            <text:p>170.07</text:p>
          </table:table-cell>
          <table:table-cell table:formula="of:=[$Datas.F15]" office:value-type="float" office:value="11.43" calcext:value-type="float">
            <text:p>11.43</text:p>
          </table:table-cell>
          <table:table-cell/>
          <table:table-cell table:formula="of:=[$Datas.G15]" office:value-type="float" office:value="48.59" calcext:value-type="float">
            <text:p>48.59</text:p>
          </table:table-cell>
        </table:table-row>
        <table:table-row table:style-name="ro1">
          <table:table-cell table:formula="of:=[$Datas.A16]" office:value-type="string" office:string-value="abnorm2_MDDF" calcext:value-type="string">
            <text:p>abnorm2_MDDF</text:p>
          </table:table-cell>
          <table:table-cell table:formula="of:=[$Datas.E16]" office:value-type="float" office:value="176.72" calcext:value-type="float">
            <text:p>176.72</text:p>
          </table:table-cell>
          <table:table-cell table:formula="of:=[$Datas.F16]" office:value-type="float" office:value="10.74" calcext:value-type="float">
            <text:p>10.74</text:p>
          </table:table-cell>
          <table:table-cell/>
          <table:table-cell table:formula="of:=[$Datas.G16]" office:value-type="float" office:value="51.23" calcext:value-type="float">
            <text:p>51.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ma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adási idő</text:p>
          </table:table-cell>
          <table:table-cell office:value-type="string" calcext:value-type="string">
            <text:p>Várakozási idő</text:p>
          </table:table-cell>
          <table:table-cell office:value-type="string" calcext:value-type="string">
            <text:p>Lassabb haladás</text:p>
          </table:table-cell>
          <table:table-cell office:value-type="string" calcext:value-type="string">
            <text:p>Elvesztegetett idő</text:p>
          </table:table-cell>
        </table:table-row>
        <table:table-row table:style-name="ro1">
          <table:table-cell office:value-type="string" calcext:value-type="string">
            <text:p>tesztpálya</text:p>
          </table:table-cell>
          <table:table-cell table:formula="of:=[.B8]-[.E20]" office:value-type="float" office:value="76.09" calcext:value-type="float">
            <text:p>76.09</text:p>
          </table:table-cell>
          <table:table-cell table:formula="of:=[.C8]" office:value-type="float" office:value="55.41" calcext:value-type="float">
            <text:p>55.41</text:p>
          </table:table-cell>
          <table:table-cell table:formula="of:=[.E20]-[.C20]" office:value-type="float" office:value="24.75" calcext:value-type="float">
            <text:p>24.75</text:p>
          </table:table-cell>
          <table:table-cell table:formula="of:=[.E8]" office:value-type="float" office:value="80.16" calcext:value-type="float">
            <text:p>80.16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formula="of:=[.B2]-[.E21]" office:value-type="float" office:value="129.6" calcext:value-type="float">
            <text:p>129.6</text:p>
          </table:table-cell>
          <table:table-cell table:formula="of:=[.C2]" office:value-type="float" office:value="22.6" calcext:value-type="float">
            <text:p>22.6</text:p>
          </table:table-cell>
          <table:table-cell table:formula="of:=[.E21]-[.C21]" office:value-type="float" office:value="17.25" calcext:value-type="float">
            <text:p>17.25</text:p>
          </table:table-cell>
          <table:table-cell table:formula="of:=[.E2]" office:value-type="float" office:value="39.85" calcext:value-type="float">
            <text:p>39.85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formula="of:=[.B5]-[.E22]" office:value-type="float" office:value="126.77" calcext:value-type="float">
            <text:p>126.77</text:p>
          </table:table-cell>
          <table:table-cell table:formula="of:=[.C5]" office:value-type="float" office:value="22.37" calcext:value-type="float">
            <text:p>22.37</text:p>
          </table:table-cell>
          <table:table-cell table:formula="of:=[.E22]-[.C22]" office:value-type="float" office:value="20.34" calcext:value-type="float">
            <text:p>20.34</text:p>
          </table:table-cell>
          <table:table-cell table:formula="of:=[.E5]" office:value-type="float" office:value="42.71" calcext:value-type="float">
            <text:p>42.71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formula="of:=[.B11]-[.E23]" office:value-type="float" office:value="118.57" calcext:value-type="float">
            <text:p>118.57</text:p>
          </table:table-cell>
          <table:table-cell table:formula="of:=[.C11]" office:value-type="float" office:value="29.68" calcext:value-type="float">
            <text:p>29.68</text:p>
          </table:table-cell>
          <table:table-cell table:formula="of:=[.E23]-[.C23]" office:value-type="float" office:value="22.3" calcext:value-type="float">
            <text:p>22.3</text:p>
          </table:table-cell>
          <table:table-cell table:formula="of:=[.E11]" office:value-type="float" office:value="51.98" calcext:value-type="float">
            <text:p>51.98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formula="of:=[.B14]-[.E24]" office:value-type="float" office:value="131.42" calcext:value-type="float">
            <text:p>131.42</text:p>
          </table:table-cell>
          <table:table-cell table:formula="of:=[.C14]" office:value-type="float" office:value="36.44" calcext:value-type="float">
            <text:p>36.44</text:p>
          </table:table-cell>
          <table:table-cell table:formula="of:=[.E24]-[.C24]" office:value-type="float" office:value="31.52" calcext:value-type="float">
            <text:p>31.52</text:p>
          </table:table-cell>
          <table:table-cell table:formula="of:=[.E14]" office:value-type="float" office:value="67.96" calcext:value-type="float">
            <text:p>67.9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R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adási idő</text:p>
          </table:table-cell>
          <table:table-cell office:value-type="string" calcext:value-type="string">
            <text:p>Várakozási idő</text:p>
          </table:table-cell>
          <table:table-cell office:value-type="string" calcext:value-type="string">
            <text:p>Lassabb haladás</text:p>
          </table:table-cell>
          <table:table-cell office:value-type="string" calcext:value-type="string">
            <text:p>Elvesztegetett idő</text:p>
          </table:table-cell>
        </table:table-row>
        <table:table-row table:style-name="ro1">
          <table:table-cell office:value-type="string" calcext:value-type="string">
            <text:p>tesztpálya</text:p>
          </table:table-cell>
          <table:table-cell table:formula="of:=[.B9]-[.E29]" office:value-type="float" office:value="76.64" calcext:value-type="float">
            <text:p>76.64</text:p>
          </table:table-cell>
          <table:table-cell table:formula="of:=[.C9]" office:value-type="float" office:value="4.81" calcext:value-type="float">
            <text:p>4.81</text:p>
          </table:table-cell>
          <table:table-cell table:formula="of:=[.E29]-[.C29]" office:value-type="float" office:value="36.67" calcext:value-type="float">
            <text:p>36.67</text:p>
          </table:table-cell>
          <table:table-cell table:formula="of:=[.E9]" office:value-type="float" office:value="41.48" calcext:value-type="float">
            <text:p>41.48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formula="of:=[.B3]-[.E30]" office:value-type="float" office:value="131.45" calcext:value-type="float">
            <text:p>131.45</text:p>
          </table:table-cell>
          <table:table-cell table:formula="of:=[.C3]" office:value-type="float" office:value="5.95" calcext:value-type="float">
            <text:p>5.95</text:p>
          </table:table-cell>
          <table:table-cell table:formula="of:=[.E30]-[.C30]" office:value-type="float" office:value="27.41" calcext:value-type="float">
            <text:p>27.41</text:p>
          </table:table-cell>
          <table:table-cell table:formula="of:=[.E3]"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formula="of:=[.B6]-[.E31]" office:value-type="float" office:value="121.48" calcext:value-type="float">
            <text:p>121.48</text:p>
          </table:table-cell>
          <table:table-cell table:formula="of:=[.C6]" office:value-type="float" office:value="11.43" calcext:value-type="float">
            <text:p>11.43</text:p>
          </table:table-cell>
          <table:table-cell table:formula="of:=[.E31]-[.C31]" office:value-type="float" office:value="37.16" calcext:value-type="float">
            <text:p>37.16</text:p>
          </table:table-cell>
          <table:table-cell table:formula="of:=[.E6]" office:value-type="float" office:value="48.59" calcext:value-type="float">
            <text:p>48.59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formula="of:=[.B12]-[.E32]" office:value-type="float" office:value="112.9" calcext:value-type="float">
            <text:p>112.9</text:p>
          </table:table-cell>
          <table:table-cell table:formula="of:=[.C12]" office:value-type="float" office:value="12.11" calcext:value-type="float">
            <text:p>12.11</text:p>
          </table:table-cell>
          <table:table-cell table:formula="of:=[.E32]-[.C32]" office:value-type="float" office:value="49.86" calcext:value-type="float">
            <text:p>49.86</text:p>
          </table:table-cell>
          <table:table-cell table:formula="of:=[.E12]" office:value-type="float" office:value="61.97" calcext:value-type="float">
            <text:p>61.97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formula="of:=[.B15]-[.E33]" office:value-type="float" office:value="121.48" calcext:value-type="float">
            <text:p>121.48</text:p>
          </table:table-cell>
          <table:table-cell table:formula="of:=[.C15]" office:value-type="float" office:value="11.43" calcext:value-type="float">
            <text:p>11.43</text:p>
          </table:table-cell>
          <table:table-cell table:formula="of:=[.E33]-[.C33]" office:value-type="float" office:value="37.16" calcext:value-type="float">
            <text:p>37.16</text:p>
          </table:table-cell>
          <table:table-cell table:formula="of:=[.E15]" office:value-type="float" office:value="48.59" calcext:value-type="float">
            <text:p>48.5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DDF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adási idő</text:p>
          </table:table-cell>
          <table:table-cell office:value-type="string" calcext:value-type="string">
            <text:p>Várakozási idő</text:p>
          </table:table-cell>
          <table:table-cell office:value-type="string" calcext:value-type="string">
            <text:p>Lassabb haladás</text:p>
          </table:table-cell>
          <table:table-cell office:value-type="string" calcext:value-type="string">
            <text:p>Elvesztegetett idő</text:p>
          </table:table-cell>
        </table:table-row>
        <table:table-row table:style-name="ro1">
          <table:table-cell office:value-type="string" calcext:value-type="string">
            <text:p>tesztpálya</text:p>
          </table:table-cell>
          <table:table-cell table:formula="of:=[.B10]-[.E38]" office:value-type="float" office:value="77.1" calcext:value-type="float">
            <text:p>77.1</text:p>
          </table:table-cell>
          <table:table-cell table:formula="of:=[.C10]" office:value-type="float" office:value="13.6" calcext:value-type="float">
            <text:p>13.6</text:p>
          </table:table-cell>
          <table:table-cell table:formula="of:=[.E38]-[.C38]" office:value-type="float" office:value="41.24" calcext:value-type="float">
            <text:p>41.24</text:p>
          </table:table-cell>
          <table:table-cell table:formula="of:=[.E10]" office:value-type="float" office:value="54.84" calcext:value-type="float">
            <text:p>54.84</text:p>
          </table:table-cell>
        </table:table-row>
        <table:table-row table:style-name="ro1">
          <table:table-cell office:value-type="string" calcext:value-type="string">
            <text:p>kis</text:p>
          </table:table-cell>
          <table:table-cell table:formula="of:=[.B4]-[.E39]" office:value-type="float" office:value="117.31" calcext:value-type="float">
            <text:p>117.31</text:p>
          </table:table-cell>
          <table:table-cell table:formula="of:=[.C12]" office:value-type="float" office:value="12.11" calcext:value-type="float">
            <text:p>12.11</text:p>
          </table:table-cell>
          <table:table-cell table:formula="of:=[.E39]-[.C39]" office:value-type="float" office:value="49.86" calcext:value-type="float">
            <text:p>49.86</text:p>
          </table:table-cell>
          <table:table-cell table:formula="of:=[.E12]" office:value-type="float" office:value="61.97" calcext:value-type="float">
            <text:p>61.97</text:p>
          </table:table-cell>
        </table:table-row>
        <table:table-row table:style-name="ro1">
          <table:table-cell office:value-type="string" calcext:value-type="string">
            <text:p>nagy</text:p>
          </table:table-cell>
          <table:table-cell table:formula="of:=[.B7]-[.E40]" office:value-type="float" office:value="122.8" calcext:value-type="float">
            <text:p>122.8</text:p>
          </table:table-cell>
          <table:table-cell table:formula="of:=[.C7]" office:value-type="float" office:value="14.43" calcext:value-type="float">
            <text:p>14.43</text:p>
          </table:table-cell>
          <table:table-cell table:formula="of:=[.E40]-[.C40]" office:value-type="float" office:value="34.78" calcext:value-type="float">
            <text:p>34.78</text:p>
          </table:table-cell>
          <table:table-cell table:formula="of:=[.E7]" office:value-type="float" office:value="49.21" calcext:value-type="float">
            <text:p>49.21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formula="of:=[.B13]-[.E41]" office:value-type="float" office:value="102.57" calcext:value-type="float">
            <text:p>102.57</text:p>
          </table:table-cell>
          <table:table-cell table:formula="of:=[.C13]" office:value-type="float" office:value="12.41" calcext:value-type="float">
            <text:p>12.41</text:p>
          </table:table-cell>
          <table:table-cell table:formula="of:=[.E41]-[.C41]" office:value-type="float" office:value="39.04" calcext:value-type="float">
            <text:p>39.04</text:p>
          </table:table-cell>
          <table:table-cell table:formula="of:=[.E13]" office:value-type="float" office:value="51.45" calcext:value-type="float">
            <text:p>51.45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formula="of:=[.B16]-[.E42]" office:value-type="float" office:value="125.49" calcext:value-type="float">
            <text:p>125.49</text:p>
          </table:table-cell>
          <table:table-cell table:formula="of:=[.C16]" office:value-type="float" office:value="10.74" calcext:value-type="float">
            <text:p>10.74</text:p>
          </table:table-cell>
          <table:table-cell table:formula="of:=[.E42]-[.C42]" office:value-type="float" office:value="40.49" calcext:value-type="float">
            <text:p>40.49</text:p>
          </table:table-cell>
          <table:table-cell table:formula="of:=[.E16]" office:value-type="float" office:value="51.23" calcext:value-type="float">
            <text:p>51.23</text:p>
          </table:table-cell>
        </table:table-row>
      </table:table>
      <table:table table:name="AverageSpeed" table:style-name="ta1">
        <table:shapes>
          <draw:frame draw:z-index="0" draw:style-name="gr1" draw:text-style-name="P1" svg:width="453.54pt" svg:height="277.71pt" svg:x="386.76pt" svg:y="5.02pt">
            <draw:object draw:notify-on-update-of-ranges="AverageSpeed.A19:AverageSpeed.A22 AverageSpeed.B18:AverageSpeed.B18 AverageSpeed.B19:AverageSpeed.B22 AverageSpeed.C18:AverageSpeed.C18 AverageSpeed.C19:AverageSpeed.C22 AverageSpeed.D18:AverageSpeed.D18 AverageSpeed.D19:AverageSpeed.D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Átlagos várakozási idő</text:p>
          </table:table-cell>
          <table:table-cell office:value-type="string" calcext:value-type="string">
            <text:p>Átlagos hossz</text:p>
          </table:table-cell>
          <table:table-cell table:style-name="Default" office:value-type="string" calcext:value-type="string">
            <text:p>Átlagsebesség (m/s)</text:p>
          </table:table-cell>
          <table:table-cell office:value-type="string" calcext:value-type="string">
            <text:p>Átlagsebesség (km/h)</text:p>
          </table:table-cell>
        </table:table-row>
        <table:table-row table:style-name="ro1">
          <table:table-cell office:value-type="string" calcext:value-type="string">
            <text:p>sima0</text:p>
          </table:table-cell>
          <table:table-cell table:formula="of:=[$Datas.E2]" office:value-type="float" office:value="169.45" calcext:value-type="float">
            <text:p>169.45</text:p>
          </table:table-cell>
          <table:table-cell table:formula="of:=[$Datas.H2]" office:value-type="float" office:value="1799.96" calcext:value-type="float">
            <text:p>1799.96</text:p>
          </table:table-cell>
          <table:table-cell table:formula="of:=[.C2]/[.B2]" office:value-type="float" office:value="10.6223664797876" calcext:value-type="float">
            <text:p>10.6223664797876</text:p>
          </table:table-cell>
          <table:table-cell table:formula="of:=[.D2]*3.6" office:value-type="float" office:value="38.2405193272352" calcext:value-type="float">
            <text:p>38.2405193272352</text:p>
          </table:table-cell>
        </table:table-row>
        <table:table-row table:style-name="ro1">
          <table:table-cell office:value-type="string" calcext:value-type="string">
            <text:p>okos0_RR</text:p>
          </table:table-cell>
          <table:table-cell table:formula="of:=[$Datas.E3]" office:value-type="float" office:value="164.81" calcext:value-type="float">
            <text:p>164.81</text:p>
          </table:table-cell>
          <table:table-cell table:formula="of:=[$Datas.H3]" office:value-type="float" office:value="1815.6" calcext:value-type="float">
            <text:p>1815.6</text:p>
          </table:table-cell>
          <table:table-cell table:formula="of:=[.C3]/[.B3]" office:value-type="float" office:value="11.016321825132" calcext:value-type="float">
            <text:p>11.016321825132</text:p>
          </table:table-cell>
          <table:table-cell table:formula="of:=[.D3]*3.6" office:value-type="float" office:value="39.6587585704751" calcext:value-type="float">
            <text:p>39.6587585704751</text:p>
          </table:table-cell>
        </table:table-row>
        <table:table-row table:style-name="ro1">
          <table:table-cell office:value-type="string" calcext:value-type="string">
            <text:p>okos0_MDDF</text:p>
          </table:table-cell>
          <table:table-cell table:formula="of:=[$Datas.E4]" office:value-type="float" office:value="179.28" calcext:value-type="float">
            <text:p>179.28</text:p>
          </table:table-cell>
          <table:table-cell table:formula="of:=[$Datas.H4]" office:value-type="float" office:value="1886.82" calcext:value-type="float">
            <text:p>1886.82</text:p>
          </table:table-cell>
          <table:table-cell table:formula="of:=[.C4]/[.B4]" office:value-type="float" office:value="10.5244310575636" calcext:value-type="float">
            <text:p>10.5244310575636</text:p>
          </table:table-cell>
          <table:table-cell table:formula="of:=[.D4]*3.6" office:value-type="float" office:value="37.8879518072289" calcext:value-type="float">
            <text:p>37.8879518072289</text:p>
          </table:table-cell>
        </table:table-row>
        <table:table-row table:style-name="ro1">
          <table:table-cell office:value-type="string" calcext:value-type="string">
            <text:p>sima21600</text:p>
          </table:table-cell>
          <table:table-cell table:formula="of:=[$Datas.E5]" office:value-type="float" office:value="169.48" calcext:value-type="float">
            <text:p>169.48</text:p>
          </table:table-cell>
          <table:table-cell table:formula="of:=[$Datas.H5]" office:value-type="float" office:value="1760.93" calcext:value-type="float">
            <text:p>1760.93</text:p>
          </table:table-cell>
          <table:table-cell table:formula="of:=[.C5]/[.B5]" office:value-type="float" office:value="10.3901935331603" calcext:value-type="float">
            <text:p>10.3901935331603</text:p>
          </table:table-cell>
          <table:table-cell table:formula="of:=[.D5]*3.6" office:value-type="float" office:value="37.4046967193769" calcext:value-type="float">
            <text:p>37.4046967193769</text:p>
          </table:table-cell>
        </table:table-row>
        <table:table-row table:style-name="ro1">
          <table:table-cell office:value-type="string" calcext:value-type="string">
            <text:p>okos21600_RR</text:p>
          </table:table-cell>
          <table:table-cell table:formula="of:=[$Datas.E6]" office:value-type="float" office:value="170.07" calcext:value-type="float">
            <text:p>170.07</text:p>
          </table:table-cell>
          <table:table-cell table:formula="of:=[$Datas.H6]" office:value-type="float" office:value="1673.96" calcext:value-type="float">
            <text:p>1673.96</text:p>
          </table:table-cell>
          <table:table-cell table:formula="of:=[.C6]/[.B6]" office:value-type="float" office:value="9.84277062386076" calcext:value-type="float">
            <text:p>9.84277062386076</text:p>
          </table:table-cell>
          <table:table-cell table:formula="of:=[.D6]*3.6" office:value-type="float" office:value="35.4339742458988" calcext:value-type="float">
            <text:p>35.4339742458988</text:p>
          </table:table-cell>
        </table:table-row>
        <table:table-row table:style-name="ro1">
          <table:table-cell office:value-type="string" calcext:value-type="string">
            <text:p>okos21600_MDDF</text:p>
          </table:table-cell>
          <table:table-cell table:formula="of:=[$Datas.E7]" office:value-type="float" office:value="172.01" calcext:value-type="float">
            <text:p>172.01</text:p>
          </table:table-cell>
          <table:table-cell table:formula="of:=[$Datas.H7]" office:value-type="float" office:value="1679.37" calcext:value-type="float">
            <text:p>1679.37</text:p>
          </table:table-cell>
          <table:table-cell table:formula="of:=[.C7]/[.B7]" office:value-type="float" office:value="9.76321144119528" calcext:value-type="float">
            <text:p>9.76321144119528</text:p>
          </table:table-cell>
          <table:table-cell table:formula="of:=[.D7]*3.6" office:value-type="float" office:value="35.147561188303" calcext:value-type="float">
            <text:p>35.147561188303</text:p>
          </table:table-cell>
        </table:table-row>
        <table:table-row table:style-name="ro1">
          <table:table-cell office:value-type="string" calcext:value-type="string">
            <text:p>abnorm1</text:p>
          </table:table-cell>
          <table:table-cell table:formula="of:=[$Datas.E11]" office:value-type="float" office:value="170.55" calcext:value-type="float">
            <text:p>170.55</text:p>
          </table:table-cell>
          <table:table-cell table:formula="of:=[$Datas.H11]" office:value-type="float" office:value="1646.36" calcext:value-type="float">
            <text:p>1646.36</text:p>
          </table:table-cell>
          <table:table-cell table:formula="of:=[.C8]/[.B8]" office:value-type="float" office:value="9.65323951920258" calcext:value-type="float">
            <text:p>9.65323951920258</text:p>
          </table:table-cell>
          <table:table-cell table:formula="of:=[.D8]*3.6" office:value-type="float" office:value="34.7516622691293" calcext:value-type="float">
            <text:p>34.7516622691293</text:p>
          </table:table-cell>
        </table:table-row>
        <table:table-row table:style-name="ro1">
          <table:table-cell office:value-type="string" calcext:value-type="string">
            <text:p>abnorm1_RR</text:p>
          </table:table-cell>
          <table:table-cell table:formula="of:=[$Datas.E12]" office:value-type="float" office:value="174.87" calcext:value-type="float">
            <text:p>174.87</text:p>
          </table:table-cell>
          <table:table-cell table:formula="of:=[$Datas.H12]" office:value-type="float" office:value="1559.77" calcext:value-type="float">
            <text:p>1559.77</text:p>
          </table:table-cell>
          <table:table-cell table:formula="of:=[.C9]/[.B9]" office:value-type="float" office:value="8.91959741522274" calcext:value-type="float">
            <text:p>8.91959741522274</text:p>
          </table:table-cell>
          <table:table-cell table:formula="of:=[.D9]*3.6" office:value-type="float" office:value="32.1105506948019" calcext:value-type="float">
            <text:p>32.1105506948019</text:p>
          </table:table-cell>
        </table:table-row>
        <table:table-row table:style-name="ro1">
          <table:table-cell office:value-type="string" calcext:value-type="string">
            <text:p>abnorm1_MDDF</text:p>
          </table:table-cell>
          <table:table-cell table:formula="of:=[$Datas.E13]" office:value-type="float" office:value="154.02" calcext:value-type="float">
            <text:p>154.02</text:p>
          </table:table-cell>
          <table:table-cell table:formula="of:=[$Datas.H13]" office:value-type="float" office:value="1413.85" calcext:value-type="float">
            <text:p>1413.85</text:p>
          </table:table-cell>
          <table:table-cell table:formula="of:=[.C10]/[.B10]" office:value-type="float" office:value="9.17965199324763" calcext:value-type="float">
            <text:p>9.17965199324763</text:p>
          </table:table-cell>
          <table:table-cell table:formula="of:=[.D10]*3.6" office:value-type="float" office:value="33.0467471756915" calcext:value-type="float">
            <text:p>33.0467471756915</text:p>
          </table:table-cell>
        </table:table-row>
        <table:table-row table:style-name="ro1">
          <table:table-cell office:value-type="string" calcext:value-type="string">
            <text:p>abnorm2</text:p>
          </table:table-cell>
          <table:table-cell table:formula="of:=[$Datas.E14]" office:value-type="float" office:value="199.38" calcext:value-type="float">
            <text:p>199.38</text:p>
          </table:table-cell>
          <table:table-cell table:formula="of:=[$Datas.H14]" office:value-type="float" office:value="1824.95" calcext:value-type="float">
            <text:p>1824.95</text:p>
          </table:table-cell>
          <table:table-cell table:formula="of:=[.C11]/[.B11]" office:value-type="float" office:value="9.15312468652824" calcext:value-type="float">
            <text:p>9.15312468652824</text:p>
          </table:table-cell>
          <table:table-cell table:formula="of:=[.D11]*3.6" office:value-type="float" office:value="32.9512488715017" calcext:value-type="float">
            <text:p>32.9512488715017</text:p>
          </table:table-cell>
        </table:table-row>
        <table:table-row table:style-name="ro1">
          <table:table-cell office:value-type="string" calcext:value-type="string">
            <text:p>abnorm2_RR</text:p>
          </table:table-cell>
          <table:table-cell table:formula="of:=[$Datas.E15]" office:value-type="float" office:value="170.07" calcext:value-type="float">
            <text:p>170.07</text:p>
          </table:table-cell>
          <table:table-cell table:formula="of:=[$Datas.H15]" office:value-type="float" office:value="1673.96" calcext:value-type="float">
            <text:p>1673.96</text:p>
          </table:table-cell>
          <table:table-cell table:formula="of:=[.C12]/[.B12]" office:value-type="float" office:value="9.84277062386076" calcext:value-type="float">
            <text:p>9.84277062386076</text:p>
          </table:table-cell>
          <table:table-cell table:formula="of:=[.D12]*3.6" office:value-type="float" office:value="35.4339742458988" calcext:value-type="float">
            <text:p>35.4339742458988</text:p>
          </table:table-cell>
        </table:table-row>
        <table:table-row table:style-name="ro1">
          <table:table-cell office:value-type="string" calcext:value-type="string">
            <text:p>abnorm2_MDDF</text:p>
          </table:table-cell>
          <table:table-cell table:formula="of:=[$Datas.E16]" office:value-type="float" office:value="176.72" calcext:value-type="float">
            <text:p>176.72</text:p>
          </table:table-cell>
          <table:table-cell table:formula="of:=[$Datas.H16]" office:value-type="float" office:value="1727.22" calcext:value-type="float">
            <text:p>1727.22</text:p>
          </table:table-cell>
          <table:table-cell table:formula="of:=[.C13]/[.B13]" office:value-type="float" office:value="9.77376641014034" calcext:value-type="float">
            <text:p>9.77376641014034</text:p>
          </table:table-cell>
          <table:table-cell table:formula="of:=[.D13]*3.6" office:value-type="float" office:value="35.1855590765052" calcext:value-type="float">
            <text:p>35.1855590765052</text:p>
          </table:table-cell>
        </table:table-row>
        <table:table-row table:style-name="ro1">
          <table:table-cell office:value-type="string" calcext:value-type="string">
            <text:p>test_sima</text:p>
          </table:table-cell>
          <table:table-cell table:formula="of:=[$Datas.E8]" office:value-type="float" office:value="156.25" calcext:value-type="float">
            <text:p>156.25</text:p>
          </table:table-cell>
          <table:table-cell table:formula="of:=[$Datas.H8]" office:value-type="float" office:value="1063.04" calcext:value-type="float">
            <text:p>1063.04</text:p>
          </table:table-cell>
          <table:table-cell table:formula="of:=[.C14]/[.B14]" office:value-type="float" office:value="6.803456" calcext:value-type="float">
            <text:p>6.803456</text:p>
          </table:table-cell>
          <table:table-cell table:formula="of:=[.D14]*3.6" office:value-type="float" office:value="24.4924416" calcext:value-type="float">
            <text:p>24.4924416</text:p>
          </table:table-cell>
        </table:table-row>
        <table:table-row table:style-name="ro1">
          <table:table-cell office:value-type="string" calcext:value-type="string">
            <text:p>test_RR</text:p>
          </table:table-cell>
          <table:table-cell table:formula="of:=[$Datas.E9]" office:value-type="float" office:value="118.12" calcext:value-type="float">
            <text:p>118.12</text:p>
          </table:table-cell>
          <table:table-cell table:formula="of:=[$Datas.H9]" office:value-type="float" office:value="1063.51" calcext:value-type="float">
            <text:p>1063.51</text:p>
          </table:table-cell>
          <table:table-cell table:formula="of:=[.C15]/[.B15]" office:value-type="float" office:value="9.00364036572977" calcext:value-type="float">
            <text:p>9.00364036572977</text:p>
          </table:table-cell>
          <table:table-cell table:formula="of:=[.D15]*3.6" office:value-type="float" office:value="32.4131053166272" calcext:value-type="float">
            <text:p>32.4131053166272</text:p>
          </table:table-cell>
        </table:table-row>
        <table:table-row table:style-name="ro1">
          <table:table-cell office:value-type="string" calcext:value-type="string">
            <text:p>test_MDDF</text:p>
          </table:table-cell>
          <table:table-cell table:formula="of:=[$Datas.E10]" office:value-type="float" office:value="131.94" calcext:value-type="float">
            <text:p>131.94</text:p>
          </table:table-cell>
          <table:table-cell table:formula="of:=[$Datas.H10]" office:value-type="float" office:value="1070.02" calcext:value-type="float">
            <text:p>1070.02</text:p>
          </table:table-cell>
          <table:table-cell table:formula="of:=[.C16]/[.B16]" office:value-type="float" office:value="8.10989843868425" calcext:value-type="float">
            <text:p>8.10989843868425</text:p>
          </table:table-cell>
          <table:table-cell table:formula="of:=[.D16]*3.6" office:value-type="float" office:value="29.1956343792633" calcext:value-type="float">
            <text:p>29.1956343792633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agyományo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MDDF</text:p>
          </table:table-cell>
          <table:table-cell/>
        </table:table-row>
        <table:table-row table:style-name="ro1">
          <table:table-cell office:value-type="string" calcext:value-type="string">
            <text:p>kis</text:p>
          </table:table-cell>
          <table:table-cell table:style-name="ce3" table:formula="of:=[.E2]" office:value-type="float" office:value="38.2405193272352" calcext:value-type="float">
            <text:p>38.2405193272352</text:p>
          </table:table-cell>
          <table:table-cell table:style-name="ce3" table:formula="of:=[.E3]" office:value-type="float" office:value="39.6587585704751" calcext:value-type="float">
            <text:p>39.6587585704751</text:p>
          </table:table-cell>
          <table:table-cell table:formula="of:=[.E4]" office:value-type="float" office:value="37.8879518072289" calcext:value-type="float">
            <text:p>37.8879518072289</text:p>
          </table:table-cell>
          <table:table-cell/>
        </table:table-row>
        <table:table-row table:style-name="ro1">
          <table:table-cell office:value-type="string" calcext:value-type="string">
            <text:p>nagy</text:p>
          </table:table-cell>
          <table:table-cell table:style-name="ce3" table:formula="of:=[.E5]" office:value-type="float" office:value="37.4046967193769" calcext:value-type="float">
            <text:p>37.4046967193769</text:p>
          </table:table-cell>
          <table:table-cell table:style-name="ce3" table:formula="of:=[.E6]" office:value-type="float" office:value="35.4339742458988" calcext:value-type="float">
            <text:p>35.4339742458988</text:p>
          </table:table-cell>
          <table:table-cell table:formula="of:=[.E7]" office:value-type="float" office:value="35.147561188303" calcext:value-type="float">
            <text:p>35.147561188303</text:p>
          </table:table-cell>
          <table:table-cell/>
        </table:table-row>
        <table:table-row table:style-name="ro1">
          <table:table-cell office:value-type="string" calcext:value-type="string">
            <text:p>abnorm1</text:p>
          </table:table-cell>
          <table:table-cell table:style-name="ce3" table:formula="of:=[.E8]" office:value-type="float" office:value="34.7516622691293" calcext:value-type="float">
            <text:p>34.7516622691293</text:p>
          </table:table-cell>
          <table:table-cell table:style-name="ce3" table:formula="of:=[.E9]" office:value-type="float" office:value="32.1105506948019" calcext:value-type="float">
            <text:p>32.1105506948019</text:p>
          </table:table-cell>
          <table:table-cell table:formula="of:=[.E10]" office:value-type="float" office:value="33.0467471756915" calcext:value-type="float">
            <text:p>33.0467471756915</text:p>
          </table:table-cell>
          <table:table-cell/>
        </table:table-row>
        <table:table-row table:style-name="ro1">
          <table:table-cell office:value-type="string" calcext:value-type="string">
            <text:p>abnorm2</text:p>
          </table:table-cell>
          <table:table-cell table:style-name="ce3" table:formula="of:=[.E11]" office:value-type="float" office:value="32.9512488715017" calcext:value-type="float">
            <text:p>32.9512488715017</text:p>
          </table:table-cell>
          <table:table-cell table:style-name="ce3" table:formula="of:=[.E12]" office:value-type="float" office:value="35.4339742458988" calcext:value-type="float">
            <text:p>35.4339742458988</text:p>
          </table:table-cell>
          <table:table-cell table:formula="of:=[.E13]" office:value-type="float" office:value="35.1855590765052" calcext:value-type="float">
            <text:p>35.18555907650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1:44:09.636201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2:27:28.094970252</meta:creation-date>
    <dc:date>2018-10-22T00:46:04.998356970</dc:date>
    <meta:editing-duration>PT9H25M16S</meta:editing-duration>
    <meta:editing-cycles>29</meta:editing-cycles>
    <meta:generator>LibreOffice/6.0.6.2$Linux_X86_64 LibreOffice_project/00m0$Build-2</meta:generator>
    <meta:document-statistic meta:table-count="7" meta:cell-count="5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56cm" svg:height="12.449cm" xlink:href=".." xlink:type="simple" chart:class="chart:line" chart:style-name="ch1">
        <chart:title svg:x="6.686cm" svg:y="0.384cm" chart:style-name="ch2">
          <text:p>Tesztpálya mérési eredmények</text:p>
        </chart:title>
        <chart:subtitle svg:x="8.538cm" svg:y="1.411cm" chart:style-name="ch3">
          <text:p>kategóriánként</text:p>
        </chart:subtitle>
        <chart:legend chart:legend-position="end" svg:x="17.195cm" svg:y="5.427cm" style:legend-expansion="high" chart:style-name="ch4"/>
        <chart:plot-area chart:style-name="ch5" table:cell-range-address="TestCategory.A1:TestCategory.G4" chart:data-source-has-labels="both" svg:x="-0.043cm" svg:y="0.247cm" svg:width="16.671cm" svg:height="11.851cm">
          <chartooo:coordinate-region svg:x="1.39cm" svg:y="0.446cm" svg:width="15.097cm" svg:height="8.746cm"/>
          <chart:axis chart:dimension="x" chart:name="primary-x" chart:style-name="ch6" chartooo:axis-type="auto">
            <chartooo:date-scale/>
            <chart:categories table:cell-range-address="TestCategory.B1:TestCategory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Category.B2:TestCategory.G2" chart:label-cell-address="TestCategory.A2:TestCategory.A2" chart:class="chart:line">
            <chart:data-point chart:repeated="6"/>
          </chart:series>
          <chart:series chart:style-name="ch9" chart:values-cell-range-address="TestCategory.B3:TestCategory.G3" chart:label-cell-address="TestCategory.A3:TestCategory.A3" chart:class="chart:line">
            <chart:data-point chart:repeated="6"/>
          </chart:series>
          <chart:series chart:style-name="ch10" chart:values-cell-range-address="TestCategory.B4:TestCategory.G4" chart:label-cell-address="TestCategory.A4:TestCategory.A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indult (db)</text:p>
                <draw:g>
                  <svg:desc>TestCategory.B1:TestCategory.G1</svg:desc>
                </draw:g>
              </table:table-cell>
              <table:table-cell office:value-type="string">
                <text:p>Megérkezett (db)</text:p>
              </table:table-cell>
              <table:table-cell office:value-type="string">
                <text:p>Átlagos idő (s)</text:p>
              </table:table-cell>
              <table:table-cell office:value-type="string">
                <text:p>Átlagos várakozás (s)</text:p>
              </table:table-cell>
              <table:table-cell office:value-type="string">
                <text:p>Elvesztegetett idő (s)</text:p>
              </table:table-cell>
              <table:table-cell office:value-type="string">
                <text:p>Átlagsebesség (km/h)</text:p>
              </table:table-cell>
            </table:table-row>
          </table:table-header-rows>
          <table:table-rows>
            <table:table-row>
              <table:table-cell office:value-type="string">
                <text:p>statikus</text:p>
                <draw:g>
                  <svg:desc>TestCategory.A2:TestCategory.A2</svg:desc>
                </draw:g>
              </table:table-cell>
              <table:table-cell office:value-type="float" office:value="398">
                <text:p>398</text:p>
                <draw:g>
                  <svg:desc>TestCategory.B2:TestCategory.G2</svg:desc>
                </draw:g>
              </table:table-cell>
              <table:table-cell office:value-type="float" office:value="201">
                <text:p>201</text:p>
              </table:table-cell>
              <table:table-cell office:value-type="float" office:value="156.25">
                <text:p>156.25</text:p>
              </table:table-cell>
              <table:table-cell office:value-type="float" office:value="55.41">
                <text:p>55.41</text:p>
              </table:table-cell>
              <table:table-cell office:value-type="float" office:value="80.16">
                <text:p>80.16</text:p>
              </table:table-cell>
              <table:table-cell office:value-type="float" office:value="24.4924416">
                <text:p>24.4924416</text:p>
              </table:table-cell>
            </table:table-row>
            <table:table-row>
              <table:table-cell office:value-type="string">
                <text:p>RR</text:p>
                <draw:g>
                  <svg:desc>TestCategory.A3:TestCategory.A3</svg:desc>
                </draw:g>
              </table:table-cell>
              <table:table-cell office:value-type="float" office:value="398">
                <text:p>398</text:p>
                <draw:g>
                  <svg:desc>TestCategory.B3:TestCategory.G3</svg:desc>
                </draw:g>
              </table:table-cell>
              <table:table-cell office:value-type="float" office:value="294">
                <text:p>294</text:p>
              </table:table-cell>
              <table:table-cell office:value-type="float" office:value="118.12">
                <text:p>118.12</text:p>
              </table:table-cell>
              <table:table-cell office:value-type="float" office:value="4.81">
                <text:p>4.81</text:p>
              </table:table-cell>
              <table:table-cell office:value-type="float" office:value="41.48">
                <text:p>41.48</text:p>
              </table:table-cell>
              <table:table-cell office:value-type="float" office:value="32.4131053166272">
                <text:p>32.4131053166272</text:p>
              </table:table-cell>
            </table:table-row>
            <table:table-row>
              <table:table-cell office:value-type="string">
                <text:p>MDDF</text:p>
                <draw:g>
                  <svg:desc>TestCategory.A4:TestCategory.A4</svg:desc>
                </draw:g>
              </table:table-cell>
              <table:table-cell office:value-type="float" office:value="398">
                <text:p>398</text:p>
                <draw:g>
                  <svg:desc>TestCategory.B4:TestCategory.G4</svg:desc>
                </draw:g>
              </table:table-cell>
              <table:table-cell office:value-type="float" office:value="284">
                <text:p>284</text:p>
              </table:table-cell>
              <table:table-cell office:value-type="float" office:value="131.94">
                <text:p>131.94</text:p>
              </table:table-cell>
              <table:table-cell office:value-type="float" office:value="13.6">
                <text:p>13.6</text:p>
              </table:table-cell>
              <table:table-cell office:value-type="float" office:value="54.84">
                <text:p>54.84</text:p>
              </table:table-cell>
              <table:table-cell office:value-type="float" office:value="29.1956343792633">
                <text:p>29.1956343792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.25" chart:maximum="0.6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8cm" xlink:href=".." xlink:type="simple" chart:class="chart:line" chart:style-name="ch1">
        <chart:title svg:x="5.364cm" svg:y="0.331cm" chart:style-name="ch2">
          <text:p>Módszerek érzékenysége</text:p>
        </chart:title>
        <chart:subtitle svg:x="5.8cm" svg:y="1.305cm" chart:style-name="ch3">
          <text:p>a forgalom jellege szerint</text:p>
        </chart:subtitle>
        <chart:legend chart:legend-position="end" svg:x="12.514cm" svg:y="4.102cm" style:legend-expansion="high" chart:style-name="ch4"/>
        <chart:plot-area chart:style-name="ch5" table:cell-range-address="Sensitivity.A18:Sensitivity.D22" chart:data-source-has-labels="both" svg:x="1.331cm" svg:y="2.183cm" svg:width="10.863cm" svg:height="6.439cm">
          <chartooo:coordinate-region svg:x="2.746cm" svg:y="2.382cm" svg:width="8.785cm" svg:height="5.593cm"/>
          <chart:axis chart:dimension="x" chart:name="primary-x" chart:style-name="ch6" chartooo:axis-type="auto">
            <chartooo:date-scale/>
            <chart:title svg:x="5.541cm" svg:y="8.817cm" chart:style-name="ch7">
              <text:p>Terhelés jellege</text:p>
            </chart:title>
            <chart:categories table:cell-range-address="Sensitivity.A19:Sensitivity.A22"/>
          </chart:axis>
          <chart:axis chart:dimension="y" chart:name="primary-y" chart:style-name="ch8">
            <chart:title svg:x="0.451cm" svg:y="7.721cm" chart:style-name="ch9">
              <text:p>Megérkezett járműmvek aránya</text:p>
            </chart:title>
            <chart:grid chart:style-name="ch10" chart:class="major"/>
          </chart:axis>
          <chart:series chart:style-name="ch11" chart:values-cell-range-address="Sensitivity.B19:Sensitivity.B22" chart:label-cell-address="Sensitivity.B18:Sensitivity.B18" chart:class="chart:line">
            <chart:data-point chart:repeated="4"/>
          </chart:series>
          <chart:series chart:style-name="ch12" chart:values-cell-range-address="Sensitivity.C19:Sensitivity.C22" chart:label-cell-address="Sensitivity.C18:Sensitivity.C18" chart:class="chart:line">
            <chart:data-point chart:repeated="4"/>
          </chart:series>
          <chart:series chart:style-name="ch13" chart:values-cell-range-address="Sensitivity.D19:Sensitivity.D22" chart:label-cell-address="Sensitivity.D18:Sensitivity.D18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gyományos</text:p>
                <draw:g>
                  <svg:desc>Sensitivity.B18:Sensitivity.B18</svg:desc>
                </draw:g>
              </table:table-cell>
              <table:table-cell office:value-type="string">
                <text:p>RR</text:p>
                <draw:g>
                  <svg:desc>Sensitivity.C18:Sensitivity.C18</svg:desc>
                </draw:g>
              </table:table-cell>
              <table:table-cell office:value-type="string">
                <text:p>MDDF</text:p>
                <draw:g>
                  <svg:desc>Sensitivity.D18:Sensitivity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s</text:p>
                <draw:g>
                  <svg:desc>Sensitivity.A19:Sensitivity.A22</svg:desc>
                </draw:g>
              </table:table-cell>
              <table:table-cell office:value-type="float" office:value="0.583333333333333">
                <text:p>0.583333333333333</text:p>
                <draw:g>
                  <svg:desc>Sensitivity.B19:Sensitivity.B22</svg:desc>
                </draw:g>
              </table:table-cell>
              <table:table-cell office:value-type="float" office:value="0.505263157894737">
                <text:p>0.505263157894737</text:p>
                <draw:g>
                  <svg:desc>Sensitivity.C19:Sensitivity.C22</svg:desc>
                </draw:g>
              </table:table-cell>
              <table:table-cell office:value-type="float" office:value="0.505263157894737">
                <text:p>0.505263157894737</text:p>
                <draw:g>
                  <svg:desc>Sensitivity.D19:Sensitivity.D22</svg:desc>
                </draw:g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0.360742705570292">
                <text:p>0.360742705570292</text:p>
              </table:table-cell>
              <table:table-cell office:value-type="float" office:value="0.327127659574468">
                <text:p>0.327127659574468</text:p>
              </table:table-cell>
              <table:table-cell office:value-type="float" office:value="0.329787234042553">
                <text:p>0.329787234042553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0.338150289017341">
                <text:p>0.338150289017341</text:p>
              </table:table-cell>
              <table:table-cell office:value-type="float" office:value="0.291907514450867">
                <text:p>0.291907514450867</text:p>
              </table:table-cell>
              <table:table-cell office:value-type="float" office:value="0.297687861271676">
                <text:p>0.297687861271676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0.384761904761905">
                <text:p>0.384761904761905</text:p>
              </table:table-cell>
              <table:table-cell office:value-type="float" office:value="0.327127659574468">
                <text:p>0.327127659574468</text:p>
              </table:table-cell>
              <table:table-cell office:value-type="float" office:value="0.343949044585987">
                <text:p>0.343949044585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8cm" xlink:href=".." xlink:type="simple" chart:class="chart:line" chart:style-name="ch1">
        <chart:title svg:x="5.549cm" svg:y="0.331cm" chart:style-name="ch2">
          <text:p>Átlagos várakozási idők</text:p>
        </chart:title>
        <chart:subtitle svg:x="5.8cm" svg:y="1.305cm" chart:style-name="ch3">
          <text:p>a forgalom jellege szerint</text:p>
        </chart:subtitle>
        <chart:legend chart:legend-position="end" svg:x="12.514cm" svg:y="4.102cm" style:legend-expansion="high" chart:style-name="ch4"/>
        <chart:plot-area chart:style-name="ch5" table:cell-range-address="AverageWaitingTime.A18:AverageWaitingTime.D22" chart:data-source-has-labels="both" svg:x="1.331cm" svg:y="2.183cm" svg:width="10.863cm" svg:height="6.439cm">
          <chartooo:coordinate-region svg:x="1.952cm" svg:y="2.382cm" svg:width="9.579cm" svg:height="5.593cm"/>
          <chart:axis chart:dimension="x" chart:name="primary-x" chart:style-name="ch6" chartooo:axis-type="auto">
            <chartooo:date-scale/>
            <chart:title svg:x="5.541cm" svg:y="8.817cm" chart:style-name="ch7">
              <text:p>Terhelés jellege</text:p>
            </chart:title>
            <chart:categories table:cell-range-address="AverageWaitingTime.A19:AverageWaitingTime.A22"/>
          </chart:axis>
          <chart:axis chart:dimension="y" chart:name="primary-y" chart:style-name="ch8">
            <chart:title svg:x="0.451cm" svg:y="7.311cm" chart:style-name="ch9">
              <text:p>Átlagos várakozási idő (s)</text:p>
            </chart:title>
            <chart:grid chart:style-name="ch10" chart:class="major"/>
          </chart:axis>
          <chart:series chart:style-name="ch11" chart:values-cell-range-address="AverageWaitingTime.B19:AverageWaitingTime.B22" chart:label-cell-address="AverageWaitingTime.B18:AverageWaitingTime.B18" chart:class="chart:line">
            <chart:data-point chart:repeated="4"/>
          </chart:series>
          <chart:series chart:style-name="ch12" chart:values-cell-range-address="AverageWaitingTime.C19:AverageWaitingTime.C22" chart:label-cell-address="AverageWaitingTime.C18:AverageWaitingTime.C18" chart:class="chart:line">
            <chart:data-point chart:repeated="4"/>
          </chart:series>
          <chart:series chart:style-name="ch13" chart:values-cell-range-address="AverageWaitingTime.D19:AverageWaitingTime.D22" chart:label-cell-address="AverageWaitingTime.D18:AverageWaitingTime.D18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gyományos</text:p>
                <draw:g>
                  <svg:desc>AverageWaitingTime.B18:AverageWaitingTime.B18</svg:desc>
                </draw:g>
              </table:table-cell>
              <table:table-cell office:value-type="string">
                <text:p>RR</text:p>
                <draw:g>
                  <svg:desc>AverageWaitingTime.C18:AverageWaitingTime.C18</svg:desc>
                </draw:g>
              </table:table-cell>
              <table:table-cell office:value-type="string">
                <text:p>MDDF</text:p>
                <draw:g>
                  <svg:desc>AverageWaitingTime.D18:AverageWaitingTim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s</text:p>
                <draw:g>
                  <svg:desc>AverageWaitingTime.A19:AverageWaitingTime.A22</svg:desc>
                </draw:g>
              </table:table-cell>
              <table:table-cell office:value-type="float" office:value="22.6">
                <text:p>22.6</text:p>
                <draw:g>
                  <svg:desc>AverageWaitingTime.B19:AverageWaitingTime.B22</svg:desc>
                </draw:g>
              </table:table-cell>
              <table:table-cell office:value-type="float" office:value="5.95">
                <text:p>5.95</text:p>
                <draw:g>
                  <svg:desc>AverageWaitingTime.C19:AverageWaitingTime.C22</svg:desc>
                </draw:g>
              </table:table-cell>
              <table:table-cell office:value-type="float" office:value="12.77">
                <text:p>12.77</text:p>
                <draw:g>
                  <svg:desc>AverageWaitingTime.D19:AverageWaitingTime.D22</svg:desc>
                </draw:g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22.37">
                <text:p>22.37</text:p>
              </table:table-cell>
              <table:table-cell office:value-type="float" office:value="11.43">
                <text:p>11.43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29.68">
                <text:p>29.68</text:p>
              </table:table-cell>
              <table:table-cell office:value-type="float" office:value="12.11">
                <text:p>12.11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36.44">
                <text:p>36.44</text:p>
              </table:table-cell>
              <table:table-cell office:value-type="float" office:value="11.43">
                <text:p>11.43</text:p>
              </table:table-cell>
              <table:table-cell office:value-type="float" office:value="10.74">
                <text:p>10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0" chart:maximum="2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8cm" xlink:href=".." xlink:type="simple" chart:class="chart:line" chart:style-name="ch1">
        <chart:title svg:x="5.628cm" svg:y="0.331cm" chart:style-name="ch2">
          <text:p>Átlagos áthaladási idők</text:p>
        </chart:title>
        <chart:subtitle svg:x="5.8cm" svg:y="1.305cm" chart:style-name="ch3">
          <text:p>a forgalom jellege szerint</text:p>
        </chart:subtitle>
        <chart:legend chart:legend-position="end" svg:x="12.514cm" svg:y="4.102cm" style:legend-expansion="high" chart:style-name="ch4"/>
        <chart:plot-area chart:style-name="ch5" table:cell-range-address="AverageTime.A18:AverageTime.D22" chart:data-source-has-labels="both" svg:x="1.331cm" svg:y="2.183cm" svg:width="10.863cm" svg:height="6.439cm">
          <chartooo:coordinate-region svg:x="2.138cm" svg:y="2.383cm" svg:width="9.393cm" svg:height="5.593cm"/>
          <chart:axis chart:dimension="x" chart:name="primary-x" chart:style-name="ch6" chartooo:axis-type="auto">
            <chartooo:date-scale/>
            <chart:title svg:x="5.541cm" svg:y="8.817cm" chart:style-name="ch7">
              <text:p>Terhelés jellege</text:p>
            </chart:title>
            <chart:categories table:cell-range-address="AverageTime.A19:AverageTime.A22"/>
          </chart:axis>
          <chart:axis chart:dimension="y" chart:name="primary-y" chart:style-name="ch8">
            <chart:title svg:x="0.451cm" svg:y="7.285cm" chart:style-name="ch9">
              <text:p>Átlagos áthaladási idő (s)</text:p>
            </chart:title>
            <chart:grid chart:style-name="ch10" chart:class="major"/>
          </chart:axis>
          <chart:series chart:style-name="ch11" chart:values-cell-range-address="AverageTime.B19:AverageTime.B22" chart:label-cell-address="AverageTime.B18:AverageTime.B18" chart:class="chart:line">
            <chart:data-point chart:repeated="4"/>
          </chart:series>
          <chart:series chart:style-name="ch12" chart:values-cell-range-address="AverageTime.C19:AverageTime.C22" chart:label-cell-address="AverageTime.C18:AverageTime.C18" chart:class="chart:line">
            <chart:data-point chart:repeated="4"/>
          </chart:series>
          <chart:series chart:style-name="ch13" chart:values-cell-range-address="AverageTime.D19:AverageTime.D22" chart:label-cell-address="AverageTime.D18:AverageTime.D18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gyományos</text:p>
                <draw:g>
                  <svg:desc>AverageTime.B18:AverageTime.B18</svg:desc>
                </draw:g>
              </table:table-cell>
              <table:table-cell office:value-type="string">
                <text:p>RR</text:p>
                <draw:g>
                  <svg:desc>AverageTime.C18:AverageTime.C18</svg:desc>
                </draw:g>
              </table:table-cell>
              <table:table-cell office:value-type="string">
                <text:p>MDDF</text:p>
                <draw:g>
                  <svg:desc>AverageTime.D18:AverageTim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s</text:p>
                <draw:g>
                  <svg:desc>AverageTime.A19:AverageTime.A22</svg:desc>
                </draw:g>
              </table:table-cell>
              <table:table-cell office:value-type="float" office:value="169.45">
                <text:p>169.45</text:p>
                <draw:g>
                  <svg:desc>AverageTime.B19:AverageTime.B22</svg:desc>
                </draw:g>
              </table:table-cell>
              <table:table-cell office:value-type="float" office:value="164.81">
                <text:p>164.81</text:p>
                <draw:g>
                  <svg:desc>AverageTime.C19:AverageTime.C22</svg:desc>
                </draw:g>
              </table:table-cell>
              <table:table-cell office:value-type="float" office:value="179.28">
                <text:p>179.28</text:p>
                <draw:g>
                  <svg:desc>AverageTime.D19:AverageTime.D22</svg:desc>
                </draw:g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169.48">
                <text:p>169.48</text:p>
              </table:table-cell>
              <table:table-cell office:value-type="float" office:value="170.07">
                <text:p>170.07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170.55">
                <text:p>170.55</text:p>
              </table:table-cell>
              <table:table-cell office:value-type="float" office:value="174.87">
                <text:p>174.87</text:p>
              </table:table-cell>
              <table:table-cell office:value-type="float" office:value="154.02">
                <text:p>154.02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199.38">
                <text:p>199.38</text:p>
              </table:table-cell>
              <table:table-cell office:value-type="float" office:value="170.07">
                <text:p>170.07</text:p>
              </table:table-cell>
              <table:table-cell office:value-type="float" office:value="176.72">
                <text:p>17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7.093cm" xlink:href=".." xlink:type="simple" chart:class="chart:area" chart:style-name="ch1">
        <chart:title svg:x="3.611cm" svg:y="0.277cm" chart:style-name="ch2">
          <text:p>Statikus ütemezés időviszonyai</text:p>
        </chart:title>
        <chart:legend chart:legend-position="end" svg:x="10.312cm" svg:y="2.749cm" style:legend-expansion="high" chart:style-name="ch3"/>
        <chart:plot-area chart:style-name="ch4" table:cell-range-address="WaitAndLoss_ToAverageTime.A19:WaitAndLoss_ToAverageTime.D24" chart:data-source-has-labels="both" svg:x="1.284cm" svg:y="1.197cm" svg:width="8.755cm" svg:height="4.774cm">
          <chartooo:coordinate-region svg:x="2.091cm" svg:y="1.396cm" svg:width="7.286cm" svg:height="3.928cm"/>
          <chart:axis chart:dimension="x" chart:name="primary-x" chart:style-name="ch5" chartooo:axis-type="auto">
            <chartooo:date-scale/>
            <chart:title svg:x="4.387cm" svg:y="6.112cm" chart:style-name="ch6">
              <text:p>Forgalom jellege</text:p>
            </chart:title>
            <chart:categories table:cell-range-address="WaitAndLoss_ToAverageTime.A20:WaitAndLoss_ToAverageTime.A24"/>
          </chart:axis>
          <chart:axis chart:dimension="y" chart:name="primary-y" chart:style-name="ch5">
            <chart:title svg:x="0.451cm" svg:y="5.467cm" chart:style-name="ch7">
              <text:p>Átlagos áthaladási idő (s)</text:p>
            </chart:title>
            <chart:grid chart:style-name="ch8" chart:class="major"/>
          </chart:axis>
          <chart:series chart:style-name="ch9" chart:values-cell-range-address="WaitAndLoss_ToAverageTime.B20:WaitAndLoss_ToAverageTime.B24" chart:label-cell-address="WaitAndLoss_ToAverageTime.B19:WaitAndLoss_ToAverageTime.B19" chart:class="chart:area">
            <chart:data-point chart:repeated="5"/>
          </chart:series>
          <chart:series chart:style-name="ch10" chart:values-cell-range-address="WaitAndLoss_ToAverageTime.C20:WaitAndLoss_ToAverageTime.C24" chart:label-cell-address="WaitAndLoss_ToAverageTime.C19:WaitAndLoss_ToAverageTime.C19" chart:class="chart:area">
            <chart:data-point chart:repeated="5"/>
          </chart:series>
          <chart:series chart:style-name="ch11" chart:values-cell-range-address="WaitAndLoss_ToAverageTime.D20:WaitAndLoss_ToAverageTime.D24" chart:label-cell-address="WaitAndLoss_ToAverageTime.D19:WaitAndLoss_ToAverageTime.D19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adási idő</text:p>
                <draw:g>
                  <svg:desc>WaitAndLoss_ToAverageTime.B19:WaitAndLoss_ToAverageTime.B19</svg:desc>
                </draw:g>
              </table:table-cell>
              <table:table-cell office:value-type="string">
                <text:p>Várakozási idő</text:p>
                <draw:g>
                  <svg:desc>WaitAndLoss_ToAverageTime.C19:WaitAndLoss_ToAverageTime.C19</svg:desc>
                </draw:g>
              </table:table-cell>
              <table:table-cell office:value-type="string">
                <text:p>Lassabb haladás</text:p>
                <draw:g>
                  <svg:desc>WaitAndLoss_ToAverageTime.D19:WaitAndLoss_ToAverageTime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ztpálya</text:p>
                <draw:g>
                  <svg:desc>WaitAndLoss_ToAverageTime.A20:WaitAndLoss_ToAverageTime.A24</svg:desc>
                </draw:g>
              </table:table-cell>
              <table:table-cell office:value-type="float" office:value="76.09">
                <text:p>76.09</text:p>
                <draw:g>
                  <svg:desc>WaitAndLoss_ToAverageTime.B20:WaitAndLoss_ToAverageTime.B24</svg:desc>
                </draw:g>
              </table:table-cell>
              <table:table-cell office:value-type="float" office:value="55.41">
                <text:p>55.41</text:p>
                <draw:g>
                  <svg:desc>WaitAndLoss_ToAverageTime.C20:WaitAndLoss_ToAverageTime.C24</svg:desc>
                </draw:g>
              </table:table-cell>
              <table:table-cell office:value-type="float" office:value="24.75">
                <text:p>24.75</text:p>
                <draw:g>
                  <svg:desc>WaitAndLoss_ToAverageTime.D20:WaitAndLoss_ToAverageTime.D24</svg:desc>
                </draw:g>
              </table:table-cell>
            </table:table-row>
            <table:table-row>
              <table:table-cell office:value-type="string">
                <text:p>kis</text:p>
              </table:table-cell>
              <table:table-cell office:value-type="float" office:value="129.6">
                <text:p>129.6</text:p>
              </table:table-cell>
              <table:table-cell office:value-type="float" office:value="22.6">
                <text:p>22.6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126.77">
                <text:p>126.77</text:p>
              </table:table-cell>
              <table:table-cell office:value-type="float" office:value="22.37">
                <text:p>22.37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118.57">
                <text:p>118.57</text:p>
              </table:table-cell>
              <table:table-cell office:value-type="float" office:value="29.68">
                <text:p>29.6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131.42">
                <text:p>131.42</text:p>
              </table:table-cell>
              <table:table-cell office:value-type="float" office:value="36.44">
                <text:p>36.44</text:p>
              </table:table-cell>
              <table:table-cell office:value-type="float" office:value="31.52">
                <text:p>31.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6cm" svg:height="7.093cm" xlink:href=".." xlink:type="simple" chart:class="chart:area" chart:style-name="ch1">
        <chart:title svg:x="4.101cm" svg:y="0.277cm" chart:style-name="ch2">
          <text:p>RR ütemezés időviszonyai</text:p>
        </chart:title>
        <chart:legend chart:legend-position="end" svg:x="10.312cm" svg:y="2.749cm" style:legend-expansion="high" chart:style-name="ch3"/>
        <chart:plot-area chart:style-name="ch4" table:cell-range-address="WaitAndLoss_ToAverageTime.A28:WaitAndLoss_ToAverageTime.D33" chart:data-source-has-labels="both" svg:x="1.284cm" svg:y="1.197cm" svg:width="8.755cm" svg:height="4.774cm">
          <chartooo:coordinate-region svg:x="2.091cm" svg:y="1.396cm" svg:width="7.286cm" svg:height="3.928cm"/>
          <chart:axis chart:dimension="x" chart:name="primary-x" chart:style-name="ch5" chartooo:axis-type="auto">
            <chartooo:date-scale/>
            <chart:title svg:x="4.387cm" svg:y="6.112cm" chart:style-name="ch6">
              <text:p>Forgalom jellege</text:p>
            </chart:title>
            <chart:categories table:cell-range-address="WaitAndLoss_ToAverageTime.A29:WaitAndLoss_ToAverageTime.A33"/>
          </chart:axis>
          <chart:axis chart:dimension="y" chart:name="primary-y" chart:style-name="ch7">
            <chart:title svg:x="0.451cm" svg:y="5.467cm" chart:style-name="ch8">
              <text:p>Átlagos áthaladási idő (s)</text:p>
            </chart:title>
            <chart:grid chart:style-name="ch9" chart:class="major"/>
          </chart:axis>
          <chart:series chart:style-name="ch10" chart:values-cell-range-address="WaitAndLoss_ToAverageTime.B29:WaitAndLoss_ToAverageTime.B33" chart:label-cell-address="WaitAndLoss_ToAverageTime.B28:WaitAndLoss_ToAverageTime.B28" chart:class="chart:area">
            <chart:data-point chart:repeated="5"/>
          </chart:series>
          <chart:series chart:style-name="ch11" chart:values-cell-range-address="WaitAndLoss_ToAverageTime.C29:WaitAndLoss_ToAverageTime.C33" chart:label-cell-address="WaitAndLoss_ToAverageTime.C28:WaitAndLoss_ToAverageTime.C28" chart:class="chart:area">
            <chart:data-point chart:repeated="5"/>
          </chart:series>
          <chart:series chart:style-name="ch12" chart:values-cell-range-address="WaitAndLoss_ToAverageTime.D29:WaitAndLoss_ToAverageTime.D33" chart:label-cell-address="WaitAndLoss_ToAverageTime.D28:WaitAndLoss_ToAverageTime.D28" chart:class="chart:area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adási idő</text:p>
                <draw:g>
                  <svg:desc>WaitAndLoss_ToAverageTime.B28:WaitAndLoss_ToAverageTime.B28</svg:desc>
                </draw:g>
              </table:table-cell>
              <table:table-cell office:value-type="string">
                <text:p>Várakozási idő</text:p>
                <draw:g>
                  <svg:desc>WaitAndLoss_ToAverageTime.C28:WaitAndLoss_ToAverageTime.C28</svg:desc>
                </draw:g>
              </table:table-cell>
              <table:table-cell office:value-type="string">
                <text:p>Lassabb haladás</text:p>
                <draw:g>
                  <svg:desc>WaitAndLoss_ToAverageTime.D28:WaitAndLoss_ToAverageTime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ztpálya</text:p>
                <draw:g>
                  <svg:desc>WaitAndLoss_ToAverageTime.A29:WaitAndLoss_ToAverageTime.A33</svg:desc>
                </draw:g>
              </table:table-cell>
              <table:table-cell office:value-type="float" office:value="76.64">
                <text:p>76.64</text:p>
                <draw:g>
                  <svg:desc>WaitAndLoss_ToAverageTime.B29:WaitAndLoss_ToAverageTime.B33</svg:desc>
                </draw:g>
              </table:table-cell>
              <table:table-cell office:value-type="float" office:value="4.81">
                <text:p>4.81</text:p>
                <draw:g>
                  <svg:desc>WaitAndLoss_ToAverageTime.C29:WaitAndLoss_ToAverageTime.C33</svg:desc>
                </draw:g>
              </table:table-cell>
              <table:table-cell office:value-type="float" office:value="36.67">
                <text:p>36.67</text:p>
                <draw:g>
                  <svg:desc>WaitAndLoss_ToAverageTime.D29:WaitAndLoss_ToAverageTime.D33</svg:desc>
                </draw:g>
              </table:table-cell>
            </table:table-row>
            <table:table-row>
              <table:table-cell office:value-type="string">
                <text:p>kis</text:p>
              </table:table-cell>
              <table:table-cell office:value-type="float" office:value="131.45">
                <text:p>131.45</text:p>
              </table:table-cell>
              <table:table-cell office:value-type="float" office:value="5.95">
                <text:p>5.95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121.48">
                <text:p>121.48</text:p>
              </table:table-cell>
              <table:table-cell office:value-type="float" office:value="11.43">
                <text:p>11.43</text:p>
              </table:table-cell>
              <table:table-cell office:value-type="float" office:value="37.16">
                <text:p>37.16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112.9">
                <text:p>112.9</text:p>
              </table:table-cell>
              <table:table-cell office:value-type="float" office:value="12.11">
                <text:p>12.1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121.48">
                <text:p>121.48</text:p>
              </table:table-cell>
              <table:table-cell office:value-type="float" office:value="11.43">
                <text:p>11.43</text:p>
              </table:table-cell>
              <table:table-cell office:value-type="float" office:value="37.16">
                <text:p>37.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6cm" svg:height="7.093cm" xlink:href=".." xlink:type="simple" chart:class="chart:area" chart:style-name="ch1">
        <chart:title svg:x="3.783cm" svg:y="0.277cm" chart:style-name="ch2">
          <text:p>MDDF ütemezés időviszonyai</text:p>
        </chart:title>
        <chart:legend chart:legend-position="end" svg:x="10.312cm" svg:y="2.749cm" style:legend-expansion="high" chart:style-name="ch3"/>
        <chart:plot-area chart:style-name="ch4" table:cell-range-address="WaitAndLoss_ToAverageTime.A37:WaitAndLoss_ToAverageTime.D42" chart:data-source-has-labels="both" svg:x="1.284cm" svg:y="1.197cm" svg:width="8.755cm" svg:height="4.774cm">
          <chartooo:coordinate-region svg:x="2.091cm" svg:y="1.396cm" svg:width="7.286cm" svg:height="3.928cm"/>
          <chart:axis chart:dimension="x" chart:name="primary-x" chart:style-name="ch5" chartooo:axis-type="auto">
            <chartooo:date-scale/>
            <chart:title svg:x="4.387cm" svg:y="6.112cm" chart:style-name="ch6">
              <text:p>Forgalom jellege</text:p>
            </chart:title>
            <chart:categories table:cell-range-address="WaitAndLoss_ToAverageTime.A38:WaitAndLoss_ToAverageTime.A42"/>
          </chart:axis>
          <chart:axis chart:dimension="y" chart:name="primary-y" chart:style-name="ch7">
            <chart:title svg:x="0.451cm" svg:y="5.467cm" chart:style-name="ch8">
              <text:p>Átlagos áthaladási idő (s)</text:p>
            </chart:title>
            <chart:grid chart:style-name="ch9" chart:class="major"/>
          </chart:axis>
          <chart:series chart:style-name="ch10" chart:values-cell-range-address="WaitAndLoss_ToAverageTime.B38:WaitAndLoss_ToAverageTime.B42" chart:label-cell-address="WaitAndLoss_ToAverageTime.B37:WaitAndLoss_ToAverageTime.B37" chart:class="chart:area">
            <chart:data-point chart:repeated="5"/>
          </chart:series>
          <chart:series chart:style-name="ch11" chart:values-cell-range-address="WaitAndLoss_ToAverageTime.C38:WaitAndLoss_ToAverageTime.C42" chart:label-cell-address="WaitAndLoss_ToAverageTime.C37:WaitAndLoss_ToAverageTime.C37" chart:class="chart:area">
            <chart:data-point chart:repeated="5"/>
          </chart:series>
          <chart:series chart:style-name="ch12" chart:values-cell-range-address="WaitAndLoss_ToAverageTime.D38:WaitAndLoss_ToAverageTime.D42" chart:label-cell-address="WaitAndLoss_ToAverageTime.D37:WaitAndLoss_ToAverageTime.D37" chart:class="chart:area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adási idő</text:p>
                <draw:g>
                  <svg:desc>WaitAndLoss_ToAverageTime.B37:WaitAndLoss_ToAverageTime.B37</svg:desc>
                </draw:g>
              </table:table-cell>
              <table:table-cell office:value-type="string">
                <text:p>Várakozási idő</text:p>
                <draw:g>
                  <svg:desc>WaitAndLoss_ToAverageTime.C37:WaitAndLoss_ToAverageTime.C37</svg:desc>
                </draw:g>
              </table:table-cell>
              <table:table-cell office:value-type="string">
                <text:p>Lassabb haladás</text:p>
                <draw:g>
                  <svg:desc>WaitAndLoss_ToAverageTime.D37:WaitAndLoss_ToAverageTime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ztpálya</text:p>
                <draw:g>
                  <svg:desc>WaitAndLoss_ToAverageTime.A38:WaitAndLoss_ToAverageTime.A42</svg:desc>
                </draw:g>
              </table:table-cell>
              <table:table-cell office:value-type="float" office:value="77.1">
                <text:p>77.1</text:p>
                <draw:g>
                  <svg:desc>WaitAndLoss_ToAverageTime.B38:WaitAndLoss_ToAverageTime.B42</svg:desc>
                </draw:g>
              </table:table-cell>
              <table:table-cell office:value-type="float" office:value="13.6">
                <text:p>13.6</text:p>
                <draw:g>
                  <svg:desc>WaitAndLoss_ToAverageTime.C38:WaitAndLoss_ToAverageTime.C42</svg:desc>
                </draw:g>
              </table:table-cell>
              <table:table-cell office:value-type="float" office:value="41.24">
                <text:p>41.24</text:p>
                <draw:g>
                  <svg:desc>WaitAndLoss_ToAverageTime.D38:WaitAndLoss_ToAverageTime.D42</svg:desc>
                </draw:g>
              </table:table-cell>
            </table:table-row>
            <table:table-row>
              <table:table-cell office:value-type="string">
                <text:p>kis</text:p>
              </table:table-cell>
              <table:table-cell office:value-type="float" office:value="117.31">
                <text:p>117.31</text:p>
              </table:table-cell>
              <table:table-cell office:value-type="float" office:value="12.11">
                <text:p>12.1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122.8">
                <text:p>122.8</text:p>
              </table:table-cell>
              <table:table-cell office:value-type="float" office:value="14.43">
                <text:p>14.43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102.57">
                <text:p>102.57</text:p>
              </table:table-cell>
              <table:table-cell office:value-type="float" office:value="12.41">
                <text:p>12.41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125.49">
                <text:p>125.49</text:p>
              </table:table-cell>
              <table:table-cell office:value-type="float" office:value="10.74">
                <text:p>10.74</text:p>
              </table:table-cell>
              <table:table-cell office:value-type="float" office:value="40.49">
                <text:p>40.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8cm" xlink:href=".." xlink:type="simple" chart:class="chart:line" chart:style-name="ch1">
        <chart:title svg:x="6.223cm" svg:y="0.331cm" chart:style-name="ch2">
          <text:p>Átlagsebességek</text:p>
        </chart:title>
        <chart:subtitle svg:x="5.8cm" svg:y="1.305cm" chart:style-name="ch3">
          <text:p>a forgalom jellege szerint</text:p>
        </chart:subtitle>
        <chart:legend chart:legend-position="end" svg:x="12.514cm" svg:y="4.102cm" style:legend-expansion="high" chart:style-name="ch4"/>
        <chart:plot-area chart:style-name="ch5" table:cell-range-address="AverageSpeed.A18:AverageSpeed.D22" chart:data-source-has-labels="both" svg:x="1.331cm" svg:y="2.183cm" svg:width="10.863cm" svg:height="6.439cm">
          <chartooo:coordinate-region svg:x="1.952cm" svg:y="2.382cm" svg:width="9.579cm" svg:height="5.593cm"/>
          <chart:axis chart:dimension="x" chart:name="primary-x" chart:style-name="ch6" chartooo:axis-type="auto">
            <chartooo:date-scale/>
            <chart:title svg:x="5.541cm" svg:y="8.817cm" chart:style-name="ch7">
              <text:p>Terhelés jellege</text:p>
            </chart:title>
            <chart:categories table:cell-range-address="AverageSpeed.A19:AverageSpeed.A22"/>
          </chart:axis>
          <chart:axis chart:dimension="y" chart:name="primary-y" chart:style-name="ch8">
            <chart:title svg:x="0.451cm" svg:y="7.02cm" chart:style-name="ch9">
              <text:p>Átlagsebesség (km/h)</text:p>
            </chart:title>
            <chart:grid chart:style-name="ch10" chart:class="major"/>
          </chart:axis>
          <chart:series chart:style-name="ch11" chart:values-cell-range-address="AverageSpeed.B19:AverageSpeed.B22" chart:label-cell-address="AverageSpeed.B18:AverageSpeed.B18" chart:class="chart:line">
            <chart:data-point chart:repeated="4"/>
          </chart:series>
          <chart:series chart:style-name="ch12" chart:values-cell-range-address="AverageSpeed.C19:AverageSpeed.C22" chart:label-cell-address="AverageSpeed.C18:AverageSpeed.C18" chart:class="chart:line">
            <chart:data-point chart:repeated="4"/>
          </chart:series>
          <chart:series chart:style-name="ch13" chart:values-cell-range-address="AverageSpeed.D19:AverageSpeed.D22" chart:label-cell-address="AverageSpeed.D18:AverageSpeed.D18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gyományos</text:p>
                <draw:g>
                  <svg:desc>AverageSpeed.B18:AverageSpeed.B18</svg:desc>
                </draw:g>
              </table:table-cell>
              <table:table-cell office:value-type="string">
                <text:p>RR</text:p>
                <draw:g>
                  <svg:desc>AverageSpeed.C18:AverageSpeed.C18</svg:desc>
                </draw:g>
              </table:table-cell>
              <table:table-cell office:value-type="string">
                <text:p>MDDF</text:p>
                <draw:g>
                  <svg:desc>AverageSpeed.D18:AverageSpeed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s</text:p>
                <draw:g>
                  <svg:desc>AverageSpeed.A19:AverageSpeed.A22</svg:desc>
                </draw:g>
              </table:table-cell>
              <table:table-cell office:value-type="float" office:value="38.2405193272352">
                <text:p>38.2405193272352</text:p>
                <draw:g>
                  <svg:desc>AverageSpeed.B19:AverageSpeed.B22</svg:desc>
                </draw:g>
              </table:table-cell>
              <table:table-cell office:value-type="float" office:value="39.6587585704751">
                <text:p>39.6587585704751</text:p>
                <draw:g>
                  <svg:desc>AverageSpeed.C19:AverageSpeed.C22</svg:desc>
                </draw:g>
              </table:table-cell>
              <table:table-cell office:value-type="float" office:value="37.8879518072289">
                <text:p>37.8879518072289</text:p>
                <draw:g>
                  <svg:desc>AverageSpeed.D19:AverageSpeed.D22</svg:desc>
                </draw:g>
              </table:table-cell>
            </table:table-row>
            <table:table-row>
              <table:table-cell office:value-type="string">
                <text:p>nagy</text:p>
              </table:table-cell>
              <table:table-cell office:value-type="float" office:value="37.4046967193769">
                <text:p>37.4046967193769</text:p>
              </table:table-cell>
              <table:table-cell office:value-type="float" office:value="35.4339742458988">
                <text:p>35.4339742458988</text:p>
              </table:table-cell>
              <table:table-cell office:value-type="float" office:value="35.147561188303">
                <text:p>35.147561188303</text:p>
              </table:table-cell>
            </table:table-row>
            <table:table-row>
              <table:table-cell office:value-type="string">
                <text:p>abnorm1</text:p>
              </table:table-cell>
              <table:table-cell office:value-type="float" office:value="34.7516622691293">
                <text:p>34.7516622691293</text:p>
              </table:table-cell>
              <table:table-cell office:value-type="float" office:value="32.1105506948019">
                <text:p>32.1105506948019</text:p>
              </table:table-cell>
              <table:table-cell office:value-type="float" office:value="33.0467471756915">
                <text:p>33.0467471756915</text:p>
              </table:table-cell>
            </table:table-row>
            <table:table-row>
              <table:table-cell office:value-type="string">
                <text:p>abnorm2</text:p>
              </table:table-cell>
              <table:table-cell office:value-type="float" office:value="32.9512488715017">
                <text:p>32.9512488715017</text:p>
              </table:table-cell>
              <table:table-cell office:value-type="float" office:value="35.4339742458988">
                <text:p>35.4339742458988</text:p>
              </table:table-cell>
              <table:table-cell office:value-type="float" office:value="35.1855590765052">
                <text:p>35.18555907650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